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oto Mono" svg:font-family="'Noto Mono'" style:font-adornments="Bold"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5.109cm" table:align="center" style:writing-mode="page"/>
    </style:style>
    <style:style style:name="Table1.A" style:family="table-column">
      <style:table-column-properties style:column-width="1.69cm"/>
    </style:style>
    <style:style style:name="Table1.B" style:family="table-column">
      <style:table-column-properties style:column-width="2.743cm"/>
    </style:style>
    <style:style style:name="Table1.C" style:family="table-column">
      <style:table-column-properties style:column-width="2.863cm"/>
    </style:style>
    <style:style style:name="Table1.D" style:family="table-column">
      <style:table-column-properties style:column-width="2.514cm"/>
    </style:style>
    <style:style style:name="Table1.E" style:family="table-column">
      <style:table-column-properties style:column-width="3.496cm"/>
    </style:style>
    <style:style style:name="Table1.F" style:family="table-column">
      <style:table-column-properties style:column-width="1.804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F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3" style:family="table">
      <style:table-properties style:width="2.491cm" table:align="center" style:writing-mode="page"/>
    </style:style>
    <style:style style:name="Table3.A" style:family="table-column">
      <style:table-column-properties style:column-width="2.491cm"/>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2" style:family="table">
      <style:table-properties style:width="2.491cm" table:align="center" style:writing-mode="page"/>
    </style:style>
    <style:style style:name="Table2.A" style:family="table-column">
      <style:table-column-properties style:column-width="2.491cm"/>
    </style:style>
    <style:style style:name="Table2.A1" style:family="table-cell">
      <style:table-cell-properties fo:background-color="#dddddd"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0.05pt solid #000000" fo:border-top="none" fo:border-bottom="0.05pt solid #000000"/>
    </style:style>
    <style:style style:name="Table5" style:family="table">
      <style:table-properties style:width="11.308cm" fo:margin-left="3.247cm" table:align="left" style:writing-mode="page"/>
    </style:style>
    <style:style style:name="Table5.A" style:family="table-column">
      <style:table-column-properties style:column-width="3.769cm"/>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left="none" fo:border-right="none" fo:border-top="0.05pt solid #000000" fo:border-bottom="0.05pt solid #000000">
        <style:background-image/>
      </style:table-cell-properties>
    </style:style>
    <style:style style:name="Table5.C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5.A2" style:family="table-cell">
      <style:table-cell-properties fo:padding="0.097cm" fo:border-left="0.05pt solid #000000" fo:border-right="none" fo:border-top="0.05pt solid #000000" fo:border-bottom="0.05pt solid #000000"/>
    </style:style>
    <style:style style:name="Table5.B2" style:family="table-cell">
      <style:table-cell-properties fo:padding="0.097cm" fo:border-left="0.05pt solid #000000" fo:border-right="none" fo:border-top="0.05pt solid #000000" fo:border-bottom="0.05pt solid #000000"/>
    </style:style>
    <style:style style:name="Table5.C2" style:family="table-cell">
      <style:table-cell-properties fo:padding="0.097cm" fo:border="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10" style:family="table">
      <style:table-properties style:width="11.24cm" table:align="center" style:writing-mode="page"/>
    </style:style>
    <style:style style:name="Table10.A" style:family="table-column">
      <style:table-column-properties style:column-width="2.785cm"/>
    </style:style>
    <style:style style:name="Table10.C" style:family="table-column">
      <style:table-column-properties style:column-width="2.822cm"/>
    </style:style>
    <style:style style:name="Table10.D" style:family="table-column">
      <style:table-column-properties style:column-width="2.847cm"/>
    </style:style>
    <style:style style:name="Table10.A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0.05pt solid #000000" fo:border-bottom="0.05pt solid #000000"/>
    </style:style>
    <style:style style:name="Table10.B2" style:family="table-cell">
      <style:table-cell-properties fo:padding="0.097cm" fo:border-left="0.05pt solid #000000" fo:border-right="none" fo:border-top="0.05pt solid #000000" fo:border-bottom="0.05pt solid #000000"/>
    </style:style>
    <style:style style:name="Table10.C2" style:family="table-cell">
      <style:table-cell-properties fo:padding="0.097cm" fo:border-left="0.05pt solid #000000" fo:border-right="none" fo:border-top="0.05pt solid #000000" fo:border-bottom="0.05pt solid #000000"/>
    </style:style>
    <style:style style:name="Table10.D2" style:family="table-cell">
      <style:table-cell-properties fo:padding="0.097cm" fo:border="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0.05pt solid #000000" fo:border-top="none" fo:border-bottom="0.05pt solid #000000"/>
    </style:style>
    <style:style style:name="Table11" style:family="table">
      <style:table-properties style:width="14cm" fo:margin-top="0cm" fo:margin-bottom="0.499cm" table:align="center" style:writing-mode="page"/>
    </style:style>
    <style:style style:name="Table11.A" style:family="table-column">
      <style:table-column-properties style:column-width="1.75cm"/>
    </style:style>
    <style:style style:name="Table11.H" style:family="table-column">
      <style:table-column-properties style:column-width="1.752cm"/>
    </style:style>
    <style:style style:name="Table11.A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0.05pt solid #000000" fo:border-bottom="0.05pt solid #000000"/>
    </style:style>
    <style:style style:name="Table11.B2" style:family="table-cell">
      <style:table-cell-properties fo:padding="0.097cm" fo:border-left="0.05pt solid #000000" fo:border-right="none" fo:border-top="0.05pt solid #000000" fo:border-bottom="0.05pt solid #000000"/>
    </style:style>
    <style:style style:name="Table11.C2" style:family="table-cell">
      <style:table-cell-properties fo:padding="0.097cm" fo:border-left="0.05pt solid #000000" fo:border-right="none" fo:border-top="0.05pt solid #000000" fo:border-bottom="0.05pt solid #000000"/>
    </style:style>
    <style:style style:name="Table11.D2" style:family="table-cell">
      <style:table-cell-properties fo:padding="0.097cm" fo:border-left="0.05pt solid #000000" fo:border-right="none" fo:border-top="0.05pt solid #000000" fo:border-bottom="0.05pt solid #000000"/>
    </style:style>
    <style:style style:name="Table11.E2" style:family="table-cell">
      <style:table-cell-properties fo:padding="0.097cm" fo:border-left="0.05pt solid #000000" fo:border-right="none" fo:border-top="0.05pt solid #000000" fo:border-bottom="0.05pt solid #000000"/>
    </style:style>
    <style:style style:name="Table11.F2" style:family="table-cell">
      <style:table-cell-properties fo:padding="0.097cm" fo:border-left="0.05pt solid #000000" fo:border-right="none" fo:border-top="0.05pt solid #000000" fo:border-bottom="0.05pt solid #000000"/>
    </style:style>
    <style:style style:name="Table11.G2" style:family="table-cell">
      <style:table-cell-properties fo:padding="0.097cm" fo:border-left="0.05pt solid #000000" fo:border-right="none" fo:border-top="0.05pt solid #000000" fo:border-bottom="0.05pt solid #000000"/>
    </style:style>
    <style:style style:name="Table11.H2" style:family="table-cell">
      <style:table-cell-properties fo:padding="0.097cm" fo:border="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none" fo:border-top="none" fo:border-bottom="0.05pt solid #000000"/>
    </style:style>
    <style:style style:name="Table11.F3" style:family="table-cell">
      <style:table-cell-properties fo:padding="0.097cm" fo:border-left="0.05pt solid #000000" fo:border-right="none" fo:border-top="none" fo:border-bottom="0.05pt solid #000000"/>
    </style:style>
    <style:style style:name="Table11.G3" style:family="table-cell">
      <style:table-cell-properties fo:padding="0.097cm" fo:border-left="0.05pt solid #000000" fo:border-right="none" fo:border-top="none" fo:border-bottom="0.05pt solid #000000"/>
    </style:style>
    <style:style style:name="Table11.H3" style:family="table-cell">
      <style:table-cell-properties fo:padding="0.097cm" fo:border-left="0.05pt solid #000000" fo:border-right="0.05pt solid #000000" fo:border-top="none" fo:border-bottom="0.05pt solid #000000"/>
    </style:style>
    <style:style style:name="ReturnCodes" style:family="table">
      <style:table-properties style:width="17cm" table:align="margins" style:writing-mode="page"/>
    </style:style>
    <style:style style:name="ReturnCodes.A" style:family="table-column">
      <style:table-column-properties style:column-width="4.595cm" style:rel-column-width="17713*"/>
    </style:style>
    <style:style style:name="ReturnCodes.B" style:family="table-column">
      <style:table-column-properties style:column-width="12.405cm" style:rel-column-width="47822*"/>
    </style:style>
    <style:style style:name="ReturnCodes.A1" style:family="table-cell">
      <style:table-cell-properties fo:background-color="#dddddd" fo:padding="0.097cm" fo:border-left="none" fo:border-right="none" fo:border-top="0.05pt solid #000000" fo:border-bottom="0.05pt solid #000000">
        <style:background-image/>
      </style:table-cell-properties>
    </style:style>
    <style:style style:name="ReturnCodes.A2" style:family="table-cell">
      <style:table-cell-properties fo:padding="0.097cm" fo:border-left="none" fo:border-right="none" fo:border-top="none" fo:border-bottom="0.05pt solid #000000"/>
    </style:style>
    <style:style style:name="ReturnCodes.B2" style:family="table-cell">
      <style:table-cell-properties fo:padding="0.097cm" fo:border-left="none" fo:border-right="none" fo:border-top="none" fo:border-bottom="0.05pt solid #000000"/>
    </style:style>
    <style:style style:name="ReturnCodes.A3" style:family="table-cell">
      <style:table-cell-properties fo:padding="0.097cm" fo:border-left="none" fo:border-right="none" fo:border-top="none" fo:border-bottom="0.05pt solid #000000"/>
    </style:style>
    <style:style style:name="ReturnCodes.B3" style:family="table-cell">
      <style:table-cell-properties fo:padding="0.097cm" fo:border-left="none" fo:border-right="none" fo:border-top="none" fo:border-bottom="0.05pt solid #000000"/>
    </style:style>
    <style:style style:name="ReturnCodes.A4" style:family="table-cell">
      <style:table-cell-properties fo:padding="0.097cm" fo:border-left="none" fo:border-right="none" fo:border-top="none" fo:border-bottom="0.05pt solid #000000"/>
    </style:style>
    <style:style style:name="ReturnCodes.B4" style:family="table-cell">
      <style:table-cell-properties fo:padding="0.097cm" fo:border-left="none" fo:border-right="none" fo:border-top="none" fo:border-bottom="0.05pt solid #000000"/>
    </style:style>
    <style:style style:name="ReturnCodes.A5" style:family="table-cell">
      <style:table-cell-properties fo:padding="0.097cm" fo:border-left="none" fo:border-right="none" fo:border-top="none" fo:border-bottom="0.05pt solid #000000"/>
    </style:style>
    <style:style style:name="ReturnCodes.B5" style:family="table-cell">
      <style:table-cell-properties fo:padding="0.097cm" fo:border-left="none" fo:border-right="none" fo:border-top="none" fo:border-bottom="0.05pt solid #000000"/>
    </style:style>
    <style:style style:name="ReturnCodes.A6" style:family="table-cell">
      <style:table-cell-properties fo:padding="0.097cm" fo:border-left="none" fo:border-right="none" fo:border-top="none" fo:border-bottom="0.05pt solid #000000"/>
    </style:style>
    <style:style style:name="ReturnCodes.B6" style:family="table-cell">
      <style:table-cell-properties fo:padding="0.097cm" fo:border-left="none" fo:border-right="none" fo:border-top="none" fo:border-bottom="0.05pt solid #000000"/>
    </style:style>
    <style:style style:name="Table6" style:family="table">
      <style:table-properties style:width="17cm" table:align="margins" style:writing-mode="page"/>
    </style:style>
    <style:style style:name="Table6.A" style:family="table-column">
      <style:table-column-properties style:column-width="4.595cm" style:rel-column-width="17713*"/>
    </style:style>
    <style:style style:name="Table6.B" style:family="table-column">
      <style:table-column-properties style:column-width="12.405cm" style:rel-column-width="47822*"/>
    </style:style>
    <style:style style:name="Table6.A1" style:family="table-cell">
      <style:table-cell-properties fo:background-color="#dddddd" fo:padding="0.097cm" fo:border-left="none" fo:border-right="none" fo:border-top="0.05pt solid #000000" fo:border-bottom="0.05pt solid #000000">
        <style:background-image/>
      </style:table-cell-properties>
    </style:style>
    <style:style style:name="Table6.A2" style:family="table-cell">
      <style:table-cell-properties fo:padding="0.097cm" fo:border-left="none" fo:border-right="none" fo:border-top="none" fo:border-bottom="0.05pt solid #000000"/>
    </style:style>
    <style:style style:name="Table6.B2" style:family="table-cell">
      <style:table-cell-properties fo:padding="0.097cm" fo:border-left="none" fo:border-right="none" fo:border-top="none" fo:border-bottom="0.05pt solid #000000"/>
    </style:style>
    <style:style style:name="Table6.A3"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6.A4" style:family="table-cell">
      <style:table-cell-properties fo:padding="0.097cm" fo:border-left="none" fo:border-right="none" fo:border-top="none" fo:border-bottom="0.05pt solid #000000"/>
    </style:style>
    <style:style style:name="Table6.B4" style:family="table-cell">
      <style:table-cell-properties fo:padding="0.097cm" fo:border-left="none" fo:border-right="none" fo:border-top="none" fo:border-bottom="0.05pt solid #000000"/>
    </style:style>
    <style:style style:name="Table7" style:family="table">
      <style:table-properties style:width="17cm" table:align="margins" style:writing-mode="page"/>
    </style:style>
    <style:style style:name="Table7.A" style:family="table-column">
      <style:table-column-properties style:column-width="2.189cm" style:rel-column-width="8438*"/>
    </style:style>
    <style:style style:name="Table7.B" style:family="table-column">
      <style:table-column-properties style:column-width="3.607cm" style:rel-column-width="13905*"/>
    </style:style>
    <style:style style:name="Table7.C" style:family="table-column">
      <style:table-column-properties style:column-width="11.204cm" style:rel-column-width="43192*"/>
    </style:style>
    <style:style style:name="Table7.A1" style:family="table-cell">
      <style:table-cell-properties fo:background-color="#dddddd" fo:padding="0.097cm" fo:border-left="none" fo:border-right="none" fo:border-top="0.05pt solid #000000" fo:border-bottom="0.05pt solid #000000">
        <style:background-image/>
      </style:table-cell-properties>
    </style:style>
    <style:style style:name="Table7.A2" style:family="table-cell">
      <style:table-cell-properties fo:padding="0.097cm" fo:border-left="none" fo:border-right="none" fo:border-top="none" fo:border-bottom="0.05pt solid #000000"/>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A4"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7.A5" style:family="table-cell">
      <style:table-cell-properties fo:padding="0.097cm" fo:border-left="none" fo:border-right="none" fo:border-top="none" fo:border-bottom="0.05pt solid #000000"/>
    </style:style>
    <style:style style:name="Table7.B5" style:family="table-cell">
      <style:table-cell-properties fo:padding="0.097cm" fo:border-left="none" fo:border-right="none" fo:border-top="none" fo:border-bottom="0.05pt solid #000000"/>
    </style:style>
    <style:style style:name="Table7.C5" style:family="table-cell">
      <style:table-cell-properties fo:padding="0.097cm" fo:border-left="none" fo:border-right="none" fo:border-top="none" fo:border-bottom="0.05pt solid #000000"/>
    </style:style>
    <style:style style:name="Table8" style:family="table">
      <style:table-properties style:width="17cm" table:align="margins" style:writing-mode="page"/>
    </style:style>
    <style:style style:name="Table8.A" style:family="table-column">
      <style:table-column-properties style:column-width="4.595cm" style:rel-column-width="17713*"/>
    </style:style>
    <style:style style:name="Table8.B" style:family="table-column">
      <style:table-column-properties style:column-width="12.405cm" style:rel-column-width="47822*"/>
    </style:style>
    <style:style style:name="Table8.A1" style:family="table-cell">
      <style:table-cell-properties fo:background-color="#dddddd" fo:padding="0.097cm" fo:border-left="none" fo:border-right="none" fo:border-top="0.05pt solid #000000" fo:border-bottom="0.05pt solid #000000">
        <style:background-image/>
      </style:table-cell-properties>
    </style:style>
    <style:style style:name="Table8.A2" style:family="table-cell">
      <style:table-cell-properties fo:padding="0.097cm" fo:border-left="none" fo:border-right="none" fo:border-top="none" fo:border-bottom="0.05pt solid #000000"/>
    </style:style>
    <style:style style:name="Table8.B2" style:family="table-cell">
      <style:table-cell-properties fo:padding="0.097cm" fo:border-left="none" fo:border-right="none" fo:border-top="none" fo:border-bottom="0.05pt solid #000000"/>
    </style:style>
    <style:style style:name="Table8.A3" style:family="table-cell">
      <style:table-cell-properties fo:padding="0.097cm" fo:border-left="none" fo:border-right="none" fo:border-top="none" fo:border-bottom="0.05pt solid #000000"/>
    </style:style>
    <style:style style:name="Table8.B3" style:family="table-cell">
      <style:table-cell-properties fo:padding="0.097cm" fo:border-left="none" fo:border-right="none" fo:border-top="none" fo:border-bottom="0.05pt solid #000000"/>
    </style:style>
    <style:style style:name="Table8.A4" style:family="table-cell">
      <style:table-cell-properties fo:padding="0.097cm" fo:border-left="none" fo:border-right="none" fo:border-top="none" fo:border-bottom="0.05pt solid #000000"/>
    </style:style>
    <style:style style:name="Table8.B4" style:family="table-cell">
      <style:table-cell-properties fo:padding="0.097cm" fo:border-left="none" fo:border-right="none" fo:border-top="none" fo:border-bottom="0.05pt solid #000000"/>
    </style:style>
    <style:style style:name="Table9" style:family="table">
      <style:table-properties style:width="17cm" table:align="margins" style:writing-mode="page"/>
    </style:style>
    <style:style style:name="Table9.A" style:family="table-column">
      <style:table-column-properties style:column-width="5.412cm" style:rel-column-width="20861*"/>
    </style:style>
    <style:style style:name="Table9.B" style:family="table-column">
      <style:table-column-properties style:column-width="11.589cm" style:rel-column-width="44674*"/>
    </style:style>
    <style:style style:name="Table9.A1" style:family="table-cell">
      <style:table-cell-properties fo:background-color="#dddddd" fo:padding="0.097cm" fo:border-left="none" fo:border-right="none" fo:border-top="0.05pt solid #000000" fo:border-bottom="0.05pt solid #000000">
        <style:background-image/>
      </style:table-cell-properties>
    </style:style>
    <style:style style:name="Table9.A2" style:family="table-cell">
      <style:table-cell-properties fo:padding="0.097cm" fo:border-left="none" fo:border-right="none" fo:border-top="none" fo:border-bottom="0.05pt solid #000000"/>
    </style:style>
    <style:style style:name="Table9.B2" style:family="table-cell">
      <style:table-cell-properties fo:padding="0.097cm" fo:border-left="none" fo:border-right="none" fo:border-top="none" fo:border-bottom="0.05pt solid #000000"/>
    </style:style>
    <style:style style:name="Table9.A3" style:family="table-cell">
      <style:table-cell-properties fo:padding="0.097cm" fo:border-left="none" fo:border-right="none" fo:border-top="none" fo:border-bottom="0.05pt solid #000000"/>
    </style:style>
    <style:style style:name="Table9.B3" style:family="table-cell">
      <style:table-cell-properties fo:padding="0.097cm" fo:border-left="none" fo:border-right="none" fo:border-top="none" fo:border-bottom="0.05pt solid #000000"/>
    </style:style>
    <style:style style:name="Table9.A4" style:family="table-cell">
      <style:table-cell-properties fo:padding="0.097cm" fo:border-left="none" fo:border-right="none" fo:border-top="none" fo:border-bottom="0.05pt solid #000000"/>
    </style:style>
    <style:style style:name="Table9.B4" style:family="table-cell">
      <style:table-cell-properties fo:padding="0.097cm" fo:border-left="none" fo:border-right="none" fo:border-top="none" fo:border-bottom="0.05pt solid #000000"/>
    </style:style>
    <style:style style:name="Table9.A5" style:family="table-cell">
      <style:table-cell-properties fo:padding="0.097cm" fo:border-left="none" fo:border-right="none" fo:border-top="none" fo:border-bottom="0.05pt solid #000000"/>
    </style:style>
    <style:style style:name="Table9.B5" style:family="table-cell">
      <style:table-cell-properties fo:padding="0.097cm" fo:border-left="none" fo:border-right="none" fo:border-top="none" fo:border-bottom="0.05pt solid #000000"/>
    </style:style>
    <style:style style:name="Table9.A6" style:family="table-cell">
      <style:table-cell-properties fo:padding="0.097cm" fo:border-left="none" fo:border-right="none" fo:border-top="none" fo:border-bottom="0.05pt solid #000000"/>
    </style:style>
    <style:style style:name="Table9.B6" style:family="table-cell">
      <style:table-cell-properties fo:padding="0.097cm" fo:border-left="none" fo:border-right="none" fo:border-top="none" fo:border-bottom="0.05pt solid #000000"/>
    </style:style>
    <style:style style:name="P1" style:family="paragraph" style:parent-style-name="Standard">
      <style:text-properties style:font-name="Liberation Sans" fo:language="en" fo:country="US" fo:font-weight="normal" officeooo:paragraph-rsid="00020a9f" style:font-weight-asian="normal" style:font-weight-complex="normal"/>
    </style:style>
    <style:style style:name="P2" style:family="paragraph" style:parent-style-name="Standard">
      <style:text-properties fo:language="en" fo:country="US"/>
    </style:style>
    <style:style style:name="P3" style:family="paragraph" style:parent-style-name="Standard">
      <style:text-properties fo:language="en" fo:country="US" officeooo:rsid="00020a9f"/>
    </style:style>
    <style:style style:name="P4" style:family="paragraph" style:parent-style-name="Standard">
      <style:text-properties officeooo:rsid="00138f90" officeooo:paragraph-rsid="00138f90"/>
    </style:style>
    <style:style style:name="P5" style:family="paragraph" style:parent-style-name="Standard">
      <style:text-properties officeooo:paragraph-rsid="001b7691"/>
    </style:style>
    <style:style style:name="P6" style:family="paragraph" style:parent-style-name="Standard">
      <style:text-properties officeooo:paragraph-rsid="001db1cb"/>
    </style:style>
    <style:style style:name="P7" style:family="paragraph" style:parent-style-name="Standard">
      <style:text-properties fo:font-weight="normal" officeooo:rsid="00153785" officeooo:paragraph-rsid="00138f90" style:font-weight-asian="normal" style:font-weight-complex="normal"/>
    </style:style>
    <style:style style:name="P8" style:family="paragraph" style:parent-style-name="Table_20_Contents">
      <style:paragraph-properties fo:text-align="end" style:justify-single-word="false"/>
      <style:text-properties style:font-name="Liberation Sans" fo:language="en" fo:country="US" fo:font-weight="normal" officeooo:rsid="00020a9f" officeooo:paragraph-rsid="00020a9f" style:font-weight-asian="normal" style:font-weight-complex="normal"/>
    </style:style>
    <style:style style:name="P9" style:family="paragraph" style:parent-style-name="Table_20_Contents">
      <style:paragraph-properties fo:text-align="justify" style:justify-single-word="false"/>
      <style:text-properties fo:font-size="8pt" fo:font-weight="bold" officeooo:rsid="000638e7" officeooo:paragraph-rsid="000638e7" style:font-size-asian="8pt" style:font-weight-asian="bold" style:font-size-complex="8pt" style:font-weight-complex="bold"/>
    </style:style>
    <style:style style:name="P10" style:family="paragraph" style:parent-style-name="Table_20_Contents">
      <style:paragraph-properties fo:text-align="justify" style:justify-single-word="false"/>
      <style:text-properties fo:font-size="8pt" fo:font-weight="bold" officeooo:rsid="000638e7" officeooo:paragraph-rsid="0011a803"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fo:font-size="8pt" fo:font-weight="bold" officeooo:rsid="000638e7" officeooo:paragraph-rsid="00138f90" style:font-size-asian="8pt" style:font-weight-asian="bold" style:font-size-complex="8pt" style:font-weight-complex="bold"/>
    </style:style>
    <style:style style:name="P12" style:family="paragraph" style:parent-style-name="Table_20_Contents">
      <style:paragraph-properties fo:text-align="justify" style:justify-single-word="false"/>
      <style:text-properties fo:font-size="8pt" fo:font-weight="bold" officeooo:rsid="000638e7" officeooo:paragraph-rsid="00189732" style:font-size-asian="8pt" style:font-weight-asian="bold" style:font-size-complex="8pt" style:font-weight-complex="bold"/>
    </style:style>
    <style:style style:name="P13" style:family="paragraph" style:parent-style-name="Table_20_Contents">
      <style:paragraph-properties fo:text-align="justify" style:justify-single-word="false"/>
      <style:text-properties fo:font-size="8pt" fo:font-weight="bold" officeooo:rsid="000638e7" officeooo:paragraph-rsid="00216147" style:font-size-asian="8pt" style:font-weight-asian="bold" style:font-size-complex="8pt" style:font-weight-complex="bold"/>
    </style:style>
    <style:style style:name="P14" style:family="paragraph" style:parent-style-name="Table_20_Contents">
      <style:paragraph-properties fo:text-align="justify" style:justify-single-word="false"/>
      <style:text-properties fo:font-size="8pt" fo:font-weight="bold" officeooo:rsid="00216147" officeooo:paragraph-rsid="00216147" style:font-size-asian="8pt" style:font-weight-asian="bold" style:font-size-complex="8pt" style:font-weight-complex="bold"/>
    </style:style>
    <style:style style:name="P15" style:family="paragraph" style:parent-style-name="Table_20_Contents">
      <style:paragraph-properties fo:text-align="justify" style:justify-single-word="false"/>
      <style:text-properties fo:font-size="8pt" fo:font-weight="bold" officeooo:rsid="00241ba3" officeooo:paragraph-rsid="00241ba3" style:font-size-asian="8pt" style:font-weight-asian="bold" style:font-size-complex="8pt" style:font-weight-complex="bold"/>
    </style:style>
    <style:style style:name="P16" style:family="paragraph" style:parent-style-name="Table_20_Contents">
      <style:paragraph-properties fo:text-align="justify" style:justify-single-word="false"/>
      <style:text-properties fo:font-size="8pt" officeooo:rsid="000638e7" officeooo:paragraph-rsid="000638e7" style:font-size-asian="8pt" style:font-size-complex="8pt"/>
    </style:style>
    <style:style style:name="P17" style:family="paragraph" style:parent-style-name="Table_20_Contents">
      <style:paragraph-properties fo:text-align="justify" style:justify-single-word="false"/>
      <style:text-properties fo:font-size="8pt" officeooo:rsid="000638e7" officeooo:paragraph-rsid="0011a803" style:font-size-asian="8pt" style:font-size-complex="8pt"/>
    </style:style>
    <style:style style:name="P18" style:family="paragraph" style:parent-style-name="Table_20_Contents">
      <style:paragraph-properties fo:text-align="justify" style:justify-single-word="false"/>
      <style:text-properties fo:font-size="8pt" officeooo:rsid="000638e7" officeooo:paragraph-rsid="00138f90" style:font-size-asian="8pt" style:font-size-complex="8pt"/>
    </style:style>
    <style:style style:name="P19" style:family="paragraph" style:parent-style-name="Table_20_Contents">
      <style:paragraph-properties fo:text-align="justify" style:justify-single-word="false"/>
      <style:text-properties fo:font-size="8pt" officeooo:rsid="000638e7" officeooo:paragraph-rsid="00189732" style:font-size-asian="8pt" style:font-size-complex="8pt"/>
    </style:style>
    <style:style style:name="P20" style:family="paragraph" style:parent-style-name="Table_20_Contents">
      <style:paragraph-properties fo:text-align="justify" style:justify-single-word="false"/>
      <style:text-properties fo:font-size="8pt" officeooo:rsid="000638e7" officeooo:paragraph-rsid="00206bb6" style:font-size-asian="8pt" style:font-size-complex="8pt"/>
    </style:style>
    <style:style style:name="P21" style:family="paragraph" style:parent-style-name="Table_20_Contents">
      <style:paragraph-properties fo:text-align="justify" style:justify-single-word="false"/>
      <style:text-properties fo:font-size="8pt" officeooo:rsid="0011a803" officeooo:paragraph-rsid="0011a803" style:font-size-asian="8pt" style:font-size-complex="8pt"/>
    </style:style>
    <style:style style:name="P22" style:family="paragraph" style:parent-style-name="Table_20_Contents">
      <style:paragraph-properties fo:text-align="justify" style:justify-single-word="false"/>
      <style:text-properties fo:font-size="8pt" officeooo:rsid="0011a803" officeooo:paragraph-rsid="00138f90" style:font-size-asian="8pt" style:font-size-complex="8pt"/>
    </style:style>
    <style:style style:name="P23" style:family="paragraph" style:parent-style-name="Table_20_Contents">
      <style:paragraph-properties fo:text-align="justify" style:justify-single-word="false"/>
      <style:text-properties fo:font-size="8pt" officeooo:rsid="0018d084" officeooo:paragraph-rsid="0018d084" style:font-size-asian="8pt" style:font-size-complex="8pt"/>
    </style:style>
    <style:style style:name="P24" style:family="paragraph" style:parent-style-name="Table_20_Contents">
      <style:paragraph-properties fo:text-align="justify" style:justify-single-word="false"/>
      <style:text-properties fo:font-size="8pt" officeooo:rsid="0018d084" officeooo:paragraph-rsid="00206bb6" style:font-size-asian="8pt" style:font-size-complex="8pt"/>
    </style:style>
    <style:style style:name="P25" style:family="paragraph" style:parent-style-name="Table_20_Contents">
      <style:paragraph-properties fo:text-align="justify" style:justify-single-word="false"/>
      <style:text-properties fo:font-size="8pt" officeooo:rsid="00216147" officeooo:paragraph-rsid="00216147" style:font-size-asian="8pt" style:font-size-complex="8pt"/>
    </style:style>
    <style:style style:name="P26" style:family="paragraph" style:parent-style-name="Table_20_Contents">
      <style:paragraph-properties fo:text-align="justify" style:justify-single-word="false"/>
      <style:text-properties fo:font-size="8pt" officeooo:rsid="00241ba3" officeooo:paragraph-rsid="00241ba3" style:font-size-asian="8pt" style:font-size-complex="8pt"/>
    </style:style>
    <style:style style:name="P27" style:family="paragraph" style:parent-style-name="Table_20_Contents">
      <style:paragraph-properties fo:text-align="start" style:justify-single-word="false"/>
      <style:text-properties style:font-size-asian="10.5pt"/>
    </style:style>
    <style:style style:name="P28" style:family="paragraph" style:parent-style-name="Table_20_Contents">
      <style:paragraph-properties fo:text-align="start" style:justify-single-word="false"/>
      <style:text-properties officeooo:paragraph-rsid="001b7691" style:font-size-asian="10.5pt"/>
    </style:style>
    <style:style style:name="P29" style:family="paragraph" style:parent-style-name="Table_20_Contents">
      <style:paragraph-properties fo:text-align="start" style:justify-single-word="false"/>
      <style:text-properties officeooo:paragraph-rsid="001db1cb" style:font-size-asian="10.5pt"/>
    </style:style>
    <style:style style:name="P30" style:family="paragraph" style:parent-style-name="Table_20_Contents">
      <style:paragraph-properties fo:text-align="start" style:justify-single-word="false"/>
      <style:text-properties officeooo:paragraph-rsid="001ec3ea" style:font-size-asian="10.5pt"/>
    </style:style>
    <style:style style:name="P31" style:family="paragraph" style:parent-style-name="Table_20_Contents">
      <style:paragraph-properties fo:text-align="start" style:justify-single-word="false"/>
      <style:text-properties officeooo:rsid="001b7691" officeooo:paragraph-rsid="001b7691" style:font-size-asian="10.5pt"/>
    </style:style>
    <style:style style:name="P32" style:family="paragraph" style:parent-style-name="Table_20_Contents">
      <style:paragraph-properties fo:text-align="start" style:justify-single-word="false"/>
      <style:text-properties officeooo:rsid="001b7691" officeooo:paragraph-rsid="001db1cb" style:font-size-asian="10.5pt"/>
    </style:style>
    <style:style style:name="P33" style:family="paragraph" style:parent-style-name="Table_20_Contents">
      <style:paragraph-properties fo:text-align="start" style:justify-single-word="false"/>
      <style:text-properties officeooo:rsid="001b7691" officeooo:paragraph-rsid="001ec3ea" style:font-size-asian="10.5pt"/>
    </style:style>
    <style:style style:name="P34" style:family="paragraph" style:parent-style-name="Table_20_Contents">
      <style:paragraph-properties fo:text-align="start" style:justify-single-word="false"/>
      <style:text-properties officeooo:rsid="001db1cb" officeooo:paragraph-rsid="001db1cb" style:font-size-asian="10.5pt"/>
    </style:style>
    <style:style style:name="P35" style:family="paragraph" style:parent-style-name="Table_20_Contents">
      <style:paragraph-properties fo:text-align="start" style:justify-single-word="false"/>
      <style:text-properties officeooo:rsid="001ec3ea" officeooo:paragraph-rsid="001ec3ea" style:font-size-asian="10.5pt"/>
    </style:style>
    <style:style style:name="P36" style:family="paragraph" style:parent-style-name="Table_20_Contents">
      <style:paragraph-properties fo:text-align="start" style:justify-single-word="false"/>
      <style:text-properties officeooo:rsid="001f6800" officeooo:paragraph-rsid="001f6800" style:font-size-asian="10.5pt"/>
    </style:style>
    <style:style style:name="P37" style:family="paragraph" style:parent-style-name="Table_20_Contents">
      <style:paragraph-properties fo:text-align="start" style:justify-single-word="false"/>
      <style:text-properties fo:font-weight="bold" officeooo:rsid="001db1cb" officeooo:paragraph-rsid="001db1cb" style:font-size-asian="10.5pt" style:font-weight-asian="bold" style:font-weight-complex="bold"/>
    </style:style>
    <style:style style:name="P38" style:family="paragraph" style:parent-style-name="Table_20_Contents">
      <style:paragraph-properties fo:text-align="start" style:justify-single-word="false"/>
      <style:text-properties fo:font-weight="bold" officeooo:rsid="001db1cb" officeooo:paragraph-rsid="001ec3ea" style:font-size-asian="10.5pt" style:font-weight-asian="bold" style:font-weight-complex="bold"/>
    </style:style>
    <style:style style:name="P39" style:family="paragraph" style:parent-style-name="Table_20_Contents">
      <style:paragraph-properties fo:text-align="justify" style:justify-single-word="false"/>
      <style:text-properties style:font-name="Liberation Mono" fo:font-size="8pt" officeooo:rsid="00216147" officeooo:paragraph-rsid="00216147" style:font-size-asian="8pt" style:font-size-complex="8pt"/>
    </style:style>
    <style:style style:name="P40" style:family="paragraph" style:parent-style-name="Table_20_Contents">
      <style:paragraph-properties fo:text-align="justify" style:justify-single-word="false"/>
      <style:text-properties fo:color="#666666" fo:font-size="8pt" fo:font-style="italic" officeooo:rsid="00216147" officeooo:paragraph-rsid="00216147" style:font-size-asian="8pt" style:font-style-asian="italic" style:font-size-complex="8pt" style:font-style-complex="italic"/>
    </style:style>
    <style:style style:name="P41" style:family="paragraph" style:parent-style-name="Header">
      <style:text-properties fo:language="en" fo:country="US"/>
    </style:style>
    <style:style style:name="P42" style:family="paragraph" style:parent-style-name="Text_20_body">
      <style:text-properties officeooo:rsid="0002d093" officeooo:paragraph-rsid="0002d093"/>
    </style:style>
    <style:style style:name="P43" style:family="paragraph" style:parent-style-name="Text_20_body">
      <style:text-properties fo:language="en" fo:country="US"/>
    </style:style>
    <style:style style:name="P44" style:family="paragraph" style:parent-style-name="Text_20_body">
      <style:text-properties fo:language="en" fo:country="US" officeooo:paragraph-rsid="00020a9f"/>
    </style:style>
    <style:style style:name="P45" style:family="paragraph" style:parent-style-name="Text_20_body">
      <style:text-properties fo:language="en" fo:country="US" officeooo:rsid="0002d093" officeooo:paragraph-rsid="0002d093"/>
    </style:style>
    <style:style style:name="P46" style:family="paragraph" style:parent-style-name="Text_20_body">
      <style:text-properties officeooo:rsid="0003da2f" officeooo:paragraph-rsid="0003da2f"/>
    </style:style>
    <style:style style:name="P47" style:family="paragraph" style:parent-style-name="Text_20_body">
      <style:text-properties officeooo:paragraph-rsid="0003da2f"/>
    </style:style>
    <style:style style:name="P48" style:family="paragraph" style:parent-style-name="Text_20_body">
      <style:text-properties officeooo:rsid="000638e7" officeooo:paragraph-rsid="000638e7"/>
    </style:style>
    <style:style style:name="P49" style:family="paragraph" style:parent-style-name="Text_20_body">
      <style:text-properties officeooo:rsid="000808ac" officeooo:paragraph-rsid="000808ac"/>
    </style:style>
    <style:style style:name="P50" style:family="paragraph" style:parent-style-name="Text_20_body">
      <style:text-properties officeooo:rsid="0010024c" officeooo:paragraph-rsid="0010024c"/>
    </style:style>
    <style:style style:name="P51" style:family="paragraph" style:parent-style-name="Text_20_body">
      <style:text-properties officeooo:rsid="0011a803" officeooo:paragraph-rsid="00138f90"/>
    </style:style>
    <style:style style:name="P52" style:family="paragraph" style:parent-style-name="Text_20_body">
      <style:text-properties officeooo:rsid="0011a803" officeooo:paragraph-rsid="00206bb6"/>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011a803" officeooo:paragraph-rsid="0011a803" style:font-weight-asian="bold" style:font-weight-complex="bold"/>
    </style:style>
    <style:style style:name="P55" style:family="paragraph" style:parent-style-name="Text_20_body">
      <style:text-properties fo:font-weight="bold" officeooo:rsid="0011a803" officeooo:paragraph-rsid="00138f90" style:font-weight-asian="bold" style:font-weight-complex="bold"/>
    </style:style>
    <style:style style:name="P56" style:family="paragraph" style:parent-style-name="Text_20_body">
      <style:text-properties fo:font-weight="bold" officeooo:rsid="0011a803" officeooo:paragraph-rsid="00206bb6" style:font-weight-asian="bold" style:font-weight-complex="bold"/>
    </style:style>
    <style:style style:name="P57" style:family="paragraph" style:parent-style-name="Text_20_body">
      <style:text-properties fo:font-weight="bold" officeooo:rsid="0011a803" officeooo:paragraph-rsid="00216147" style:font-weight-asian="bold" style:font-weight-complex="bold"/>
    </style:style>
    <style:style style:name="P58" style:family="paragraph" style:parent-style-name="Text_20_body">
      <style:text-properties officeooo:rsid="001b5112" officeooo:paragraph-rsid="001b5112"/>
    </style:style>
    <style:style style:name="P59" style:family="paragraph" style:parent-style-name="Text_20_body">
      <style:text-properties officeooo:paragraph-rsid="001b5112"/>
    </style:style>
    <style:style style:name="P60" style:family="paragraph" style:parent-style-name="Text_20_body">
      <style:text-properties officeooo:rsid="001b7691" officeooo:paragraph-rsid="001b7691"/>
    </style:style>
    <style:style style:name="P61" style:family="paragraph" style:parent-style-name="Text_20_body">
      <style:text-properties officeooo:rsid="001db1cb" officeooo:paragraph-rsid="001db1cb"/>
    </style:style>
    <style:style style:name="P62" style:family="paragraph" style:parent-style-name="Text_20_body">
      <style:text-properties officeooo:rsid="001f6800" officeooo:paragraph-rsid="001f6800"/>
    </style:style>
    <style:style style:name="P63" style:family="paragraph" style:parent-style-name="Text_20_body">
      <style:text-properties officeooo:rsid="00216147" officeooo:paragraph-rsid="00216147"/>
    </style:style>
    <style:style style:name="P64" style:family="paragraph" style:parent-style-name="Text_20_body">
      <style:text-properties officeooo:rsid="000464b8" officeooo:paragraph-rsid="000464b8"/>
    </style:style>
    <style:style style:name="P65" style:family="paragraph" style:parent-style-name="Text_20_body">
      <style:text-properties officeooo:rsid="00241ba3" officeooo:paragraph-rsid="00241ba3"/>
    </style:style>
    <style:style style:name="P66" style:family="paragraph" style:parent-style-name="Text_20_body">
      <style:text-properties officeooo:rsid="002606fa" officeooo:paragraph-rsid="002739bf"/>
    </style:style>
    <style:style style:name="P67" style:family="paragraph" style:parent-style-name="Text_20_body">
      <style:text-properties officeooo:rsid="002739bf" officeooo:paragraph-rsid="002739bf"/>
    </style:style>
    <style:style style:name="P68" style:family="paragraph" style:parent-style-name="Standard">
      <style:paragraph-properties fo:padding="0.049cm" fo:border-left="none" fo:border-right="none" fo:border-top="none" fo:border-bottom="0.06pt solid #000000" style:shadow="none" style:writing-mode="page"/>
      <style:text-properties fo:font-size="6pt" fo:language="en" fo:country="US" style:font-size-asian="6pt" style:font-size-complex="6pt"/>
    </style:style>
    <style:style style:name="P69" style:family="paragraph" style:parent-style-name="Title">
      <style:text-properties fo:font-size="22pt" fo:language="en" fo:country="US" officeooo:paragraph-rsid="00020a9f" style:font-size-asian="28pt" style:font-size-complex="28pt"/>
    </style:style>
    <style:style style:name="P70" style:family="paragraph" style:parent-style-name="Subtitle">
      <style:text-properties fo:font-size="16pt" fo:language="en" fo:country="US" officeooo:rsid="00020a9f" officeooo:paragraph-rsid="00020a9f" style:font-size-asian="18pt" style:font-size-complex="18pt"/>
    </style:style>
    <style:style style:name="P71" style:family="paragraph" style:parent-style-name="Table_20_Heading">
      <style:paragraph-properties fo:text-align="start" style:justify-single-word="false"/>
      <style:text-properties officeooo:rsid="001b7691" officeooo:paragraph-rsid="001b7691" style:font-size-asian="10.5pt"/>
    </style:style>
    <style:style style:name="P72" style:family="paragraph" style:parent-style-name="Table_20_Heading">
      <style:paragraph-properties fo:text-align="start" style:justify-single-word="false"/>
      <style:text-properties officeooo:rsid="001b7691" officeooo:paragraph-rsid="001db1cb" style:font-size-asian="10.5pt"/>
    </style:style>
    <style:style style:name="P73" style:family="paragraph" style:parent-style-name="Table_20_Heading">
      <style:paragraph-properties fo:text-align="start" style:justify-single-word="false"/>
      <style:text-properties officeooo:rsid="001db1cb" officeooo:paragraph-rsid="001db1cb" style:font-size-asian="10.5pt"/>
    </style:style>
    <style:style style:name="P74" style:family="paragraph" style:parent-style-name="Table_20_Heading">
      <style:paragraph-properties fo:text-align="start" style:justify-single-word="false"/>
      <style:text-properties officeooo:rsid="001ec3ea" officeooo:paragraph-rsid="001ec3ea" style:font-size-asian="10.5pt"/>
    </style:style>
    <style:style style:name="P75" style:family="paragraph" style:parent-style-name="Horizontal_20_Line">
      <style:paragraph-properties style:border-line-width-bottom="0.018cm 0.004cm 0.018cm" fo:padding="0cm" fo:border-left="none" fo:border-right="none" fo:border-top="none" fo:border-bottom="1.11pt double-thin #000000" style:shadow="none" style:writing-mode="page">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ext_20_body" style:list-style-name="L1">
      <style:text-properties officeooo:rsid="0002d093" officeooo:paragraph-rsid="0002d093"/>
    </style:style>
    <style:style style:name="P80" style:family="paragraph" style:parent-style-name="Text_20_body" style:list-style-name="L2">
      <style:text-properties officeooo:rsid="000464b8" officeooo:paragraph-rsid="000464b8"/>
    </style:style>
    <style:style style:name="P81" style:family="paragraph" style:parent-style-name="Text_20_body" style:list-style-name="L3">
      <style:text-properties officeooo:rsid="00241ba3" officeooo:paragraph-rsid="00241ba3"/>
    </style:style>
    <style:style style:name="P82" style:family="paragraph" style:parent-style-name="Text_20_body" style:list-style-name="L3">
      <style:text-properties fo:font-weight="bold" officeooo:rsid="00241ba3" officeooo:paragraph-rsid="00241ba3" style:font-weight-asian="bold" style:font-weight-complex="bold"/>
    </style:style>
    <style:style style:name="P83" style:family="paragraph" style:parent-style-name="Text_20_body" style:list-style-name="L3">
      <style:text-properties fo:font-weight="bold" officeooo:rsid="00241ba3" officeooo:paragraph-rsid="002606fa" style:font-weight-asian="bold" style:font-weight-complex="bold"/>
    </style:style>
    <style:style style:name="P84" style:family="paragraph" style:parent-style-name="Text_20_body" style:list-style-name="L4">
      <style:text-properties officeooo:rsid="000808ac" officeooo:paragraph-rsid="000808ac"/>
    </style:style>
    <style:style style:name="P85" style:family="paragraph" style:parent-style-name="Text_20_body" style:list-style-name="L5">
      <style:text-properties officeooo:rsid="0009ee33" officeooo:paragraph-rsid="0009ee33"/>
    </style:style>
    <style:style style:name="P86" style:family="paragraph" style:parent-style-name="Text_20_body" style:list-style-name="L6">
      <style:text-properties officeooo:rsid="0009ee33" officeooo:paragraph-rsid="00206bb6"/>
    </style:style>
    <style:style style:name="P87" style:family="paragraph" style:parent-style-name="Text_20_body" style:list-style-name="L6">
      <style:text-properties officeooo:rsid="0009ee33" officeooo:paragraph-rsid="0009ee33"/>
    </style:style>
    <style:style style:name="P88" style:family="paragraph" style:parent-style-name="Text_20_body" style:list-style-name="L7">
      <style:text-properties officeooo:rsid="000baa71" officeooo:paragraph-rsid="000baa71"/>
    </style:style>
    <style:style style:name="P89" style:family="paragraph" style:parent-style-name="Text_20_body" style:list-style-name="L7">
      <style:text-properties officeooo:rsid="000e14a0" officeooo:paragraph-rsid="00206bb6"/>
    </style:style>
    <style:style style:name="P90" style:family="paragraph" style:parent-style-name="Text_20_body" style:list-style-name="L7">
      <style:text-properties officeooo:rsid="000e14a0" officeooo:paragraph-rsid="0011a803"/>
    </style:style>
    <style:style style:name="P91" style:family="paragraph" style:parent-style-name="Text_20_body" style:list-style-name="L8">
      <style:text-properties fo:font-weight="normal" officeooo:rsid="00138f90" officeooo:paragraph-rsid="00189732" style:font-weight-asian="normal" style:font-weight-complex="normal"/>
    </style:style>
    <style:style style:name="P92" style:family="paragraph" style:parent-style-name="Text_20_body" style:list-style-name="L8">
      <style:text-properties fo:font-weight="normal" officeooo:rsid="00138f90" officeooo:paragraph-rsid="00206bb6" style:font-weight-asian="normal" style:font-weight-complex="normal"/>
    </style:style>
    <style:style style:name="P93" style:family="paragraph" style:parent-style-name="Text_20_body" style:list-style-name="L8">
      <style:text-properties fo:font-weight="normal" officeooo:rsid="00216147" officeooo:paragraph-rsid="00216147" style:font-weight-asian="normal" style:font-weight-complex="normal"/>
    </style:style>
    <style:style style:name="P94" style:family="paragraph" style:parent-style-name="Text_20_body" style:list-style-name="L8">
      <style:text-properties officeooo:rsid="00138f90" officeooo:paragraph-rsid="00189732"/>
    </style:style>
    <style:style style:name="P95" style:family="paragraph" style:parent-style-name="Text_20_body" style:list-style-name="L8">
      <style:text-properties officeooo:rsid="00138f90" officeooo:paragraph-rsid="00216147"/>
    </style:style>
    <style:style style:name="P96" style:family="paragraph" style:parent-style-name="Text_20_body" style:list-style-name="L8">
      <style:text-properties officeooo:rsid="00138f90" officeooo:paragraph-rsid="00206bb6"/>
    </style:style>
    <style:style style:name="P97" style:family="paragraph" style:parent-style-name="Text_20_body" style:list-style-name="L8">
      <style:text-properties officeooo:rsid="00216147" officeooo:paragraph-rsid="00216147"/>
    </style:style>
    <style:style style:name="P98" style:family="paragraph" style:parent-style-name="Text_20_body" style:list-style-name="L8">
      <style:text-properties fo:font-style="italic" officeooo:rsid="00216147" officeooo:paragraph-rsid="00216147" style:font-style-asian="italic" style:font-style-complex="italic"/>
    </style:style>
    <style:style style:name="P99" style:family="paragraph" style:parent-style-name="Text_20_body" style:list-style-name="L10">
      <style:text-properties officeooo:rsid="001f6800" officeooo:paragraph-rsid="001f6800"/>
    </style:style>
    <style:style style:name="P100" style:family="paragraph" style:parent-style-name="Heading_20_1">
      <style:paragraph-properties fo:break-before="page"/>
      <style:text-properties fo:language="en" fo:country="US" officeooo:rsid="00020a9f" officeooo:paragraph-rsid="00020a9f"/>
    </style:style>
    <style:style style:name="P101" style:family="paragraph" style:parent-style-name="Heading_20_1">
      <style:paragraph-properties fo:break-before="page"/>
      <style:text-properties officeooo:rsid="0003da2f" officeooo:paragraph-rsid="0003da2f"/>
    </style:style>
    <style:style style:name="P102" style:family="paragraph" style:parent-style-name="Heading_20_1">
      <style:paragraph-properties fo:break-before="page"/>
      <style:text-properties officeooo:rsid="000638e7" officeooo:paragraph-rsid="000638e7"/>
    </style:style>
    <style:style style:name="P103" style:family="paragraph" style:parent-style-name="Heading_20_1">
      <style:paragraph-properties fo:break-before="page"/>
      <style:text-properties officeooo:rsid="000808ac" officeooo:paragraph-rsid="000808ac"/>
    </style:style>
    <style:style style:name="P104" style:family="paragraph" style:parent-style-name="Heading_20_1">
      <style:paragraph-properties fo:break-before="page"/>
      <style:text-properties officeooo:rsid="001b5112"/>
    </style:style>
    <style:style style:name="P105" style:family="paragraph" style:parent-style-name="Table_20_Contents" style:list-style-name="L9">
      <style:paragraph-properties fo:text-align="start" style:justify-single-word="false"/>
      <style:text-properties officeooo:rsid="001db1cb" officeooo:paragraph-rsid="001db1cb" style:font-size-asian="10.5pt"/>
    </style:style>
    <style:style style:name="P106" style:family="paragraph" style:parent-style-name="Table_20_Contents" style:list-style-name="L9">
      <style:paragraph-properties fo:text-align="start" style:justify-single-word="false"/>
      <style:text-properties officeooo:rsid="001db1cb" officeooo:paragraph-rsid="001ec3ea" style:font-size-asian="10.5pt"/>
    </style:style>
    <style:style style:name="P107" style:family="paragraph" style:parent-style-name="Table_20_Contents" style:list-style-name="L9">
      <style:paragraph-properties fo:text-align="start" style:justify-single-word="false"/>
      <style:text-properties officeooo:paragraph-rsid="001ec3ea"/>
    </style:style>
    <style:style style:name="P108" style:family="paragraph" style:parent-style-name="Table_20_Contents" style:list-style-name="L9">
      <style:paragraph-properties fo:text-align="start" style:justify-single-word="false"/>
      <style:text-properties officeooo:rsid="001ec3ea" officeooo:paragraph-rsid="001ec3ea"/>
    </style:style>
    <style:style style:name="P109" style:family="paragraph" style:parent-style-name="Heading_20_2">
      <style:text-properties fo:language="en" fo:country="US" officeooo:rsid="0002d093" officeooo:paragraph-rsid="0002d093"/>
    </style:style>
    <style:style style:name="P110" style:family="paragraph" style:parent-style-name="Heading_20_2">
      <style:text-properties officeooo:rsid="0003da2f" officeooo:paragraph-rsid="0003da2f"/>
    </style:style>
    <style:style style:name="P111" style:family="paragraph" style:parent-style-name="Heading_20_2">
      <style:text-properties officeooo:rsid="000808ac" officeooo:paragraph-rsid="000808ac"/>
    </style:style>
    <style:style style:name="P112" style:family="paragraph" style:parent-style-name="Heading_20_2">
      <style:text-properties officeooo:rsid="0009ee33" officeooo:paragraph-rsid="0009ee33"/>
    </style:style>
    <style:style style:name="P113" style:family="paragraph" style:parent-style-name="Heading_20_2">
      <style:text-properties officeooo:paragraph-rsid="00138f90"/>
    </style:style>
    <style:style style:name="P114" style:family="paragraph" style:parent-style-name="Heading_20_2">
      <style:text-properties officeooo:paragraph-rsid="00206bb6"/>
    </style:style>
    <style:style style:name="P115" style:family="paragraph" style:parent-style-name="Heading_20_2">
      <style:text-properties officeooo:rsid="001b7691" officeooo:paragraph-rsid="001b7691"/>
    </style:style>
    <style:style style:name="P116" style:family="paragraph" style:parent-style-name="Heading_20_2">
      <style:text-properties officeooo:rsid="001b5112" officeooo:paragraph-rsid="001b7691"/>
    </style:style>
    <style:style style:name="P117" style:family="paragraph" style:parent-style-name="Heading_20_2">
      <style:text-properties officeooo:rsid="001f6800" officeooo:paragraph-rsid="001f6800"/>
    </style:style>
    <style:style style:name="P118" style:family="paragraph" style:parent-style-name="Heading_20_3">
      <style:text-properties officeooo:rsid="001b5112" officeooo:paragraph-rsid="001b5112"/>
    </style:style>
    <style:style style:name="P119" style:family="paragraph" style:parent-style-name="Heading_20_3">
      <style:text-properties officeooo:rsid="001b7691" officeooo:paragraph-rsid="001b7691"/>
    </style:style>
    <style:style style:name="P120" style:family="paragraph" style:parent-style-name="Heading_20_3">
      <style:text-properties officeooo:rsid="001db1cb" officeooo:paragraph-rsid="001db1cb"/>
    </style:style>
    <style:style style:name="P121" style:family="paragraph">
      <style:paragraph-properties fo:text-align="center"/>
    </style:style>
    <style:style style:name="P122"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officeooo:rsid="00020a9f"/>
    </style:style>
    <style:style style:name="T2" style:family="text">
      <style:text-properties officeooo:rsid="0002d093"/>
    </style:style>
    <style:style style:name="T3" style:family="text">
      <style:text-properties officeooo:rsid="0003da2f"/>
    </style:style>
    <style:style style:name="T4" style:family="text">
      <style:text-properties officeooo:rsid="000464b8"/>
    </style:style>
    <style:style style:name="T5" style:family="text">
      <style:text-properties officeooo:rsid="000638e7"/>
    </style:style>
    <style:style style:name="T6" style:family="text">
      <style:text-properties officeooo:rsid="000808ac"/>
    </style:style>
    <style:style style:name="T7" style:family="text">
      <style:text-properties officeooo:rsid="0009ee33"/>
    </style:style>
    <style:style style:name="T8" style:family="text">
      <style:text-properties officeooo:rsid="000e14a0"/>
    </style:style>
    <style:style style:name="T9" style:family="text">
      <style:text-properties officeooo:rsid="0011a803"/>
    </style:style>
    <style:style style:name="T10" style:family="text">
      <style:text-properties fo:font-weight="normal" style:font-weight-asian="normal" style:font-weight-complex="normal"/>
    </style:style>
    <style:style style:name="T11" style:family="text">
      <style:text-properties fo:font-weight="normal" officeooo:rsid="00138f90" style:font-weight-asian="normal" style:font-weight-complex="normal"/>
    </style:style>
    <style:style style:name="T12" style:family="text">
      <style:text-properties fo:font-weight="normal" officeooo:rsid="00153785" style:font-weight-asian="normal" style:font-weight-complex="normal"/>
    </style:style>
    <style:style style:name="T13" style:family="text">
      <style:text-properties fo:font-weight="normal" officeooo:rsid="00189732" style:font-weight-asian="normal" style:font-weight-complex="normal"/>
    </style:style>
    <style:style style:name="T14" style:family="text">
      <style:text-properties fo:font-weight="normal" officeooo:rsid="001f74d9" style:font-weight-asian="normal" style:font-weight-complex="normal"/>
    </style:style>
    <style:style style:name="T15" style:family="text">
      <style:text-properties fo:font-weight="normal" officeooo:rsid="00206bb6" style:font-weight-asian="normal" style:font-weight-complex="normal"/>
    </style:style>
    <style:style style:name="T16" style:family="text">
      <style:text-properties fo:font-weight="normal" officeooo:rsid="00216147" style:font-weight-asian="normal" style:font-weight-complex="normal"/>
    </style:style>
    <style:style style:name="T17" style:family="text">
      <style:text-properties fo:font-weight="normal" officeooo:rsid="00235f90" style:font-weight-asian="normal" style:font-weight-complex="normal"/>
    </style:style>
    <style:style style:name="T18" style:family="text">
      <style:text-properties fo:font-weight="normal" officeooo:rsid="002606fa"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38f90" style:font-weight-asian="bold" style:font-weight-complex="bold"/>
    </style:style>
    <style:style style:name="T21" style:family="text">
      <style:text-properties fo:font-weight="bold" officeooo:rsid="001db1cb" style:font-size-asian="10.5pt" style:font-weight-asian="bold" style:font-weight-complex="bold"/>
    </style:style>
    <style:style style:name="T22" style:family="text">
      <style:text-properties officeooo:rsid="00138f90"/>
    </style:style>
    <style:style style:name="T23" style:family="text">
      <style:text-properties officeooo:rsid="0018d084"/>
    </style:style>
    <style:style style:name="T24" style:family="text">
      <style:text-properties officeooo:rsid="001b5112"/>
    </style:style>
    <style:style style:name="T25" style:family="text">
      <style:text-properties officeooo:rsid="001b7691"/>
    </style:style>
    <style:style style:name="T26" style:family="text">
      <style:text-properties officeooo:rsid="001d50a3"/>
    </style:style>
    <style:style style:name="T27" style:family="text">
      <style:text-properties officeooo:rsid="001db1cb"/>
    </style:style>
    <style:style style:name="T28" style:family="text">
      <style:text-properties fo:font-size="8.5pt" style:font-size-asian="10.5pt"/>
    </style:style>
    <style:style style:name="T29" style:family="text">
      <style:text-properties style:font-size-asian="10.5pt"/>
    </style:style>
    <style:style style:name="T30" style:family="text">
      <style:text-properties officeooo:rsid="001db1cb" style:font-size-asian="10.5pt"/>
    </style:style>
    <style:style style:name="T31" style:family="text">
      <style:text-properties officeooo:rsid="001ec3ea" style:font-size-asian="10.5pt"/>
    </style:style>
    <style:style style:name="T32" style:family="text">
      <style:text-properties officeooo:rsid="001ec3ea"/>
    </style:style>
    <style:style style:name="T33" style:family="text">
      <style:text-properties fo:color="#808080"/>
    </style:style>
    <style:style style:name="T34" style:family="text">
      <style:text-properties officeooo:rsid="001f74d9"/>
    </style:style>
    <style:style style:name="T35" style:family="text">
      <style:text-properties officeooo:rsid="00206bb6"/>
    </style:style>
    <style:style style:name="T36" style:family="text">
      <style:text-properties style:font-name="Liberation Serif" officeooo:rsid="00138f90"/>
    </style:style>
    <style:style style:name="T37" style:family="text">
      <style:text-properties style:font-name="Liberation Mono" fo:font-weight="normal" style:font-weight-asian="normal" style:font-weight-complex="normal"/>
    </style:style>
    <style:style style:name="T38" style:family="text">
      <style:text-properties officeooo:rsid="00241ba3"/>
    </style:style>
    <style:style style:name="T39" style:family="text">
      <style:text-properties officeooo:rsid="002606fa"/>
    </style:style>
    <style:style style:name="T40" style:family="text">
      <style:text-properties officeooo:rsid="002739bf"/>
    </style:style>
    <style:style style:name="T41" style:family="text">
      <style:text-properties officeooo:rsid="002c5e6c"/>
    </style:style>
    <style:style style:name="T4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8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 text:name="Revision"/>
      </text:user-field-decls>
      <text:p text:style-name="P75"/>
      <text:p text:style-name="P69">deltarobot<text:span text:style-name="T1"> Message Format and Parsing Library</text:span></text:p>
      <text:p text:style-name="P70">Specification v<text:user-field-get text:name="Revision">1.0</text:user-field-get></text:p>
      <text:p text:style-name="P2"/>
      <text:p text:style-name="P68"/>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124_1229543346" text:style-name="Index_20_Link" text:visited-style-name="Index_20_Link">Introduction<text:tab/>2</text:a></text:p>
          <text:p text:style-name="P77"><text:a xlink:type="simple" xlink:href="#__RefHeading___Toc340_2089618002" text:style-name="Index_20_Link" text:visited-style-name="Index_20_Link">Purpose<text:tab/>2</text:a></text:p>
          <text:p text:style-name="P77"><text:a xlink:type="simple" xlink:href="#__RefHeading___Toc342_2089618002" text:style-name="Index_20_Link" text:visited-style-name="Index_20_Link">Definitions<text:tab/>2</text:a></text:p>
          <text:p text:style-name="P77"><text:a xlink:type="simple" xlink:href="#__RefHeading___Toc344_2089618002" text:style-name="Index_20_Link" text:visited-style-name="Index_20_Link">About this specification<text:tab/>2</text:a></text:p>
          <text:p text:style-name="P76"><text:a xlink:type="simple" xlink:href="#__RefHeading___Toc346_2089618002" text:style-name="Index_20_Link" text:visited-style-name="Index_20_Link">Connection and Transmission<text:tab/>3</text:a></text:p>
          <text:p text:style-name="P76"><text:a xlink:type="simple" xlink:href="#__RefHeading___Toc348_2089618002" text:style-name="Index_20_Link" text:visited-style-name="Index_20_Link">Message Frame Structure<text:tab/>4</text:a></text:p>
          <text:p text:style-name="P77"><text:a xlink:type="simple" xlink:href="#__RefHeading___Toc350_2089618002" text:style-name="Index_20_Link" text:visited-style-name="Index_20_Link">Checksum Calculation<text:tab/>4</text:a></text:p>
          <text:p text:style-name="P77"><text:a xlink:type="simple" xlink:href="#__RefHeading___Toc352_2089618002" text:style-name="Index_20_Link" text:visited-style-name="Index_20_Link">Notes<text:tab/>4</text:a></text:p>
          <text:p text:style-name="P76"><text:a xlink:type="simple" xlink:href="#__RefHeading___Toc354_2089618002" text:style-name="Index_20_Link" text:visited-style-name="Index_20_Link">Opcodes<text:tab/>5</text:a></text:p>
          <text:p text:style-name="P77"><text:a xlink:type="simple" xlink:href="#__RefHeading___Toc356_2089618002" text:style-name="Index_20_Link" text:visited-style-name="Index_20_Link">List of Common Opcodes<text:tab/>5</text:a></text:p>
          <text:p text:style-name="P77"><text:a xlink:type="simple" xlink:href="#__RefHeading___Toc358_2089618002" text:style-name="Index_20_Link" text:visited-style-name="Index_20_Link">List of Down Opcodes<text:tab/>5</text:a></text:p>
          <text:p text:style-name="P77"><text:a xlink:type="simple" xlink:href="#__RefHeading___Toc360_2089618002" text:style-name="Index_20_Link" text:visited-style-name="Index_20_Link">List of Up Opcodes<text:tab/>5</text:a></text:p>
          <text:p text:style-name="P77"><text:a xlink:type="simple" xlink:href="#__RefHeading___Toc362_2089618002" text:style-name="Index_20_Link" text:visited-style-name="Index_20_Link">Acknowledge – 0x41 – ‘A’<text:tab/>5</text:a></text:p>
          <text:p text:style-name="P77"><text:a xlink:type="simple" xlink:href="#__RefHeading___Toc364_2089618002" text:style-name="Index_20_Link" text:visited-style-name="Index_20_Link">No-Acknowledge – 0x4E – ‘N’<text:tab/>6</text:a></text:p>
          <text:p text:style-name="P77"><text:a xlink:type="simple" xlink:href="#__RefHeading___Toc366_2089618002" text:style-name="Index_20_Link" text:visited-style-name="Index_20_Link">Homing Request – 0x48 – ‘H’<text:tab/>6</text:a></text:p>
          <text:p text:style-name="P77"><text:a xlink:type="simple" xlink:href="#__RefHeading___Toc368_2089618002" text:style-name="Index_20_Link" text:visited-style-name="Index_20_Link">Move Request – 0x4D – ‘M’<text:tab/>6</text:a></text:p>
          <text:p text:style-name="P77"><text:a xlink:type="simple" xlink:href="#__RefHeading___Toc817_2558559164" text:style-name="Index_20_Link" text:visited-style-name="Index_20_Link">Status Request – 0x53 – ‘S’<text:tab/>6</text:a></text:p>
          <text:p text:style-name="P77"><text:a xlink:type="simple" xlink:href="#__RefHeading___Toc819_2558559164" text:style-name="Index_20_Link" text:visited-style-name="Index_20_Link">Cancel Request – 0x43 – ‘C’<text:tab/>7</text:a></text:p>
          <text:p text:style-name="P77"><text:a xlink:type="simple" xlink:href="#__RefHeading___Toc821_2558559164" text:style-name="Index_20_Link" text:visited-style-name="Index_20_Link">Homing Finished – 0x68 – ASCII ‘h’<text:tab/>7</text:a></text:p>
          <text:p text:style-name="P77"><text:a xlink:type="simple" xlink:href="#__RefHeading___Toc823_2558559164" text:style-name="Index_20_Link" text:visited-style-name="Index_20_Link">Move Finished – 0x6D – ASCII ‘m’<text:tab/>7</text:a></text:p>
          <text:p text:style-name="P77"><text:a xlink:type="simple" xlink:href="#__RefHeading___Toc825_2558559164" text:style-name="Index_20_Link" text:visited-style-name="Index_20_Link">Status Report – 0x73 – ASCII ‘s’<text:tab/>7</text:a></text:p>
          <text:p text:style-name="P77"><text:a xlink:type="simple" xlink:href="#__RefHeading___Toc827_2558559164" text:style-name="Index_20_Link" text:visited-style-name="Index_20_Link">General Error – 0x65 – ASCII ‘e’<text:tab/>8</text:a></text:p>
          <text:p text:style-name="P76"><text:a xlink:type="simple" xlink:href="#__RefHeading___Toc699_2558559164" text:style-name="Index_20_Link" text:visited-style-name="Index_20_Link">Parsing Library<text:tab/>9</text:a></text:p>
          <text:p text:style-name="P77"><text:a xlink:type="simple" xlink:href="#__RefHeading___Toc701_2558559164" text:style-name="Index_20_Link" text:visited-style-name="Index_20_Link">Usage<text:tab/>9</text:a></text:p>
          <text:p text:style-name="P77"><text:a xlink:type="simple" xlink:href="#__RefHeading___Toc703_2558559164" text:style-name="Index_20_Link" text:visited-style-name="Index_20_Link">Interface<text:tab/>9</text:a></text:p>
          <text:p text:style-name="P78"><text:a xlink:type="simple" xlink:href="#__RefHeading___Toc705_2558559164" text:style-name="Index_20_Link" text:visited-style-name="Index_20_Link">Return Codes<text:tab/>9</text:a></text:p>
          <text:p text:style-name="P78"><text:a xlink:type="simple" xlink:href="#__RefHeading___Toc707_2558559164" text:style-name="Index_20_Link" text:visited-style-name="Index_20_Link">Functions<text:tab/>9</text:a></text:p>
          <text:p text:style-name="P78"><text:a xlink:type="simple" xlink:href="#__RefHeading___Toc709_2558559164" text:style-name="Index_20_Link" text:visited-style-name="Index_20_Link">Structure protocol_data<text:tab/>10</text:a></text:p>
          <text:p text:style-name="P78"><text:a xlink:type="simple" xlink:href="#__RefHeading___Toc711_2558559164" text:style-name="Index_20_Link" text:visited-style-name="Index_20_Link">Structure protocol_msg<text:tab/>10</text:a></text:p>
          <text:p text:style-name="P78"><text:a xlink:type="simple" xlink:href="#__RefHeading___Toc713_2558559164" text:style-name="Index_20_Link" text:visited-style-name="Index_20_Link">Other definitions<text:tab/>10</text:a></text:p>
          <text:p text:style-name="P77"><text:a xlink:type="simple" xlink:href="#__RefHeading___Toc715_2558559164" text:style-name="Index_20_Link" text:visited-style-name="Index_20_Link">Examples<text:tab/>11</text:a></text:p>
        </text:index-body>
      </text:table-of-content>
      <text:p text:style-name="P44"><draw:frame text:anchor-type="paragraph" draw:z-index="0" draw:name="Shape1" draw:style-name="gr1" draw:text-style-name="P122" svg:width="13.075cm" svg:height="2.823cm" svg:x="2.129cm" svg:y="16.447cm"><draw:text-box><text:p text:style-name="P121"><text:span text:style-name="T42">Lucas Pires Camargo</text:span></text:p><text:p text:style-name="P121"><text:span text:style-name="T42">EMB5613 – Projeto Integrado de Sistemas Embarcados</text:span></text:p><text:p text:style-name="P121"><text:span text:style-name="T42">Prof. Diego Santos Greff</text:span></text:p><text:p text:style-name="P121"><text:span text:style-name="T42"/></text:p></draw:text-box></draw:frame></text:p>
      <text:h text:style-name="P100" text:outline-level="1"><text:bookmark-start text:name="__RefHeading___Toc124_1229543346"/>Introduction<text:bookmark-end text:name="__RefHeading___Toc124_1229543346"/></text:h>
      <text:p text:style-name="P43">This document defines the message formats used by deltarobot. They are to be used in the implementation of <text:span text:style-name="T2">both </text:span>the firmware and the accompanying software interface.</text:p>
      <text:p text:style-name="P45">For more information on the nature of the project and the robot itself, please refer to the full report.</text:p>
      <text:h text:style-name="P109" text:outline-level="2"><text:bookmark-start text:name="__RefHeading___Toc340_2089618002"/>Purpose<text:bookmark-end text:name="__RefHeading___Toc340_2089618002"/></text:h>
      <text:p text:style-name="P45">The project aims for making the platform fully operational, which means giving the user means of controlling the platform position. This could be accomplished with an interface on the controller device itself, but we figure it is better (and more simply) done by use of a personal computer connected to the platform. This makes possible the use of an user interface with interactive 3D graphics, the creation of a software library for integration into other applications, path drawing, etc.</text:p>
      <text:p text:style-name="P45">However, to accomplish this, there must be a standardized way for the controller to talk to a personal computer. Therefore, it was decided that a simple protocol would have to be defined.</text:p>
      <text:h text:style-name="P110" text:outline-level="2"><text:bookmark-start text:name="__RefHeading___Toc342_2089618002"/>Definitions<text:bookmark-end text:name="__RefHeading___Toc342_2089618002"/></text:h>
      <text:p text:style-name="P47"><text:span text:style-name="T3">In this specification, </text:span>“<text:span text:style-name="T3">Controller</text:span>” <text:span text:style-name="T3">means the device that operates the motors of the parallel actuators, reads sensor inputs, and executes the control loop. “Interface”, “Interface software”, or “Host” refers to the computer that is communicating with the Controller, monitoring its status, and defining its goal positions.</text:span></text:p>
      <text:p text:style-name="P49">An “Opcode” is be understood as “Operation code”. Different <text:span text:style-name="T8">O</text:span>pcodes describe the various functionalit<text:span text:style-name="T38">ies</text:span> of the protocol in compartmentalized commands.</text:p>
      <text:h text:style-name="Heading_20_2" text:outline-level="2"><text:bookmark-start text:name="__RefHeading___Toc344_2089618002"/>About this specification<text:bookmark-end text:name="__RefHeading___Toc344_2089618002"/></text:h>
      <text:p text:style-name="P42">This document is organized as follows:</text:p>
      <text:list xml:id="list4209821133" text:style-name="L1">
        <text:list-item>
          <text:p text:style-name="P79">Section “<text:span text:style-name="T3">Connection and Transmission</text:span>” gives an overview on the physical link layer.</text:p>
        </text:list-item>
        <text:list-item>
          <text:p text:style-name="P79">Section “<text:span text:style-name="T6">Message Frame Structure</text:span>” defines the basic structure of a command.</text:p>
        </text:list-item>
        <text:list-item>
          <text:p text:style-name="P79">Section “<text:span text:style-name="T6">Opcodes</text:span>” defines commands, their requirements and outcomes.</text:p>
        </text:list-item>
        <text:list-item>
          <text:p text:style-name="P79">Section “<text:span text:style-name="T6">Implementation Notes</text:span>” <text:span text:style-name="T6">gives further </text:span>details <text:span text:style-name="T6">in regards to implementation and noteworthy behaviors</text:span>.</text:p>
        </text:list-item>
      </text:list>
      <text:p text:style-name="P42"/>
      <text:h text:style-name="P101" text:outline-level="1"><text:bookmark-start text:name="__RefHeading___Toc346_2089618002"/>Connection <text:span text:style-name="T4">and Transmission</text:span><text:bookmark-end text:name="__RefHeading___Toc346_2089618002"/></text:h>
      <text:p text:style-name="P46">The <text:span text:style-name="T4">Controller is to be connected to the Host by means of a serial port device. This device has to be configured as follows:</text:span></text:p>
      <text:list xml:id="list3463852706" text:style-name="L2">
        <text:list-item>
          <text:p text:style-name="P80">Baud rate: 115200 baud</text:p>
        </text:list-item>
        <text:list-item>
          <text:p text:style-name="P80">Data bits: 8 bits</text:p>
        </text:list-item>
        <text:list-item>
          <text:p text:style-name="P80">Stop bits: 1 bit</text:p>
        </text:list-item>
        <text:list-item>
          <text:p text:style-name="P80">Parity bits: (none)</text:p>
        </text:list-item>
        <text:list-item>
          <text:p text:style-name="P80">Hardware flow control: (disabled)</text:p>
        </text:list-item>
      </text:list>
      <text:p text:style-name="P64">Furthermore, <text:span text:style-name="T5">a</text:span> “serial port”, this can mean a physical, standard RS-232 connection, or a connection emulated in software or in hardware. A valid implementation is a USB connection through which a serial data stream is sent, and <text:s/>that the Host can recognize as such. This has to translate into a COM port or TTY device file (“/dev/ttyS?”, “/dev/ttyUSB?”) in the operating system of the Host, <text:span text:style-name="T5">to which the Interface Software connects</text:span>.</text:p>
      <text:p text:style-name="P65">Communication is full-duplex, that is, there can be a transmission occurring from both sides simultaneously. Every valid piece of communication is define in terms of “message frames”. A message frame is a group of bytes with a defined start and end, means for verification, and a specific purpose. The next section goes into detail about the structure of a message frame and related definitions.</text:p>
      <text:h text:style-name="P102" text:outline-level="1"><text:bookmark-start text:name="__RefHeading___Toc348_2089618002"/>Message Frame Structure<text:bookmark-end text:name="__RefHeading___Toc348_2089618002"/></text:h>
      <text:p text:style-name="P48">Commands, status information, and control information are organized into frames. A frame is a validated sequence of bytes structured as follow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Starter</text:p>
          </table:table-cell>
          <table:table-cell table:style-name="Table1.A1" office:value-type="string">
            <text:p text:style-name="P9">Opcode</text:p>
          </table:table-cell>
          <table:table-cell table:style-name="Table1.A1" office:value-type="string">
            <text:p text:style-name="P9"><text:span text:style-name="T38">Data </text:span>Leng<text:span text:style-name="T6">th</text:span></text:p>
          </table:table-cell>
          <table:table-cell table:style-name="Table1.A1" office:value-type="string">
            <text:p text:style-name="P9">Data</text:p>
          </table:table-cell>
          <table:table-cell table:style-name="Table1.A1" office:value-type="string">
            <text:p text:style-name="P9">Checksum</text:p>
          </table:table-cell>
          <table:table-cell table:style-name="Table1.F1" office:value-type="string">
            <text:p text:style-name="P9">Terminator</text:p>
          </table:table-cell>
        </table:table-row>
        <table:table-row>
          <table:table-cell table:style-name="Table1.A2" office:value-type="string">
            <text:p text:style-name="P16">‘$’ (ASCII)</text:p>
          </table:table-cell>
          <table:table-cell table:style-name="Table1.B2" office:value-type="string">
            <text:p text:style-name="P16">“What the frame is”</text:p>
          </table:table-cell>
          <table:table-cell table:style-name="Table1.C2" office:value-type="string">
            <text:p text:style-name="P26">How many data bytes</text:p>
          </table:table-cell>
          <table:table-cell table:style-name="Table1.D2" office:value-type="string">
            <text:p text:style-name="P16">Opcode-dependant</text:p>
          </table:table-cell>
          <table:table-cell table:style-name="Table1.E2" office:value-type="string">
            <text:p text:style-name="P16">(<text:span text:style-name="T40">See below</text:span>)</text:p>
          </table:table-cell>
          <table:table-cell table:style-name="Table1.F2" office:value-type="string">
            <text:p text:style-name="P16">‘:’ (ASCII)</text:p>
          </table:table-cell>
        </table:table-row>
        <table:table-row>
          <table:table-cell table:style-name="Table1.A3" office:value-type="string">
            <text:p text:style-name="P16">1 byte</text:p>
          </table:table-cell>
          <table:table-cell table:style-name="Table1.B3" office:value-type="string">
            <text:p text:style-name="P16">1 byte</text:p>
          </table:table-cell>
          <table:table-cell table:style-name="Table1.C3" office:value-type="string">
            <text:p text:style-name="P16">1 byte</text:p>
          </table:table-cell>
          <table:table-cell table:style-name="Table1.D3" office:value-type="string">
            <text:p text:style-name="P16">(length – 5) bytes</text:p>
          </table:table-cell>
          <table:table-cell table:style-name="Table1.E3" office:value-type="string">
            <text:p text:style-name="P16">1 byte</text:p>
          </table:table-cell>
          <table:table-cell table:style-name="Table1.F3" office:value-type="string">
            <text:p text:style-name="P16">1 byte</text:p>
          </table:table-cell>
        </table:table-row>
      </table:table>
      <text:p text:style-name="P49"/>
      <text:list xml:id="list3871265203" text:style-name="L3">
        <text:list-item>
          <text:p text:style-name="P81"><text:span text:style-name="T19">Starter:</text:span> this marker <text:span text:style-name="T39">(ASCII character ‘$’) </text:span>denotes the beginning of a transmission frame. Both the Controller and the Host scan the incoming stream of bytes, expecting to find this marker. When it is found, decoding of a frame starts.</text:p>
        </text:list-item>
        <text:list-item>
          <text:p text:style-name="P81"><text:span text:style-name="T19">Opcode: </text:span>“operation-code”, a single byte from a predefined list. Individual opcodes are discussed in greater detail in a further section.</text:p>
        </text:list-item>
        <text:list-item>
          <text:p text:style-name="P81"><text:span text:style-name="T19">Data Length: </text:span><text:span text:style-name="T10">h</text:span>ow many bytes of data the message contains. The value is usually tied to the opcode, but may vary (up to 255 bytes).</text:p>
        </text:list-item>
        <text:list-item>
          <text:p text:style-name="P81"><text:span text:style-name="T19">Data: </text:span>the data bytes of the message. Again, their meaning is opcode-specific.</text:p>
        </text:list-item>
        <text:list-item>
          <text:p text:style-name="P82">Checksum: <text:span text:style-name="T10">a code that is calculated from the contents of the message. It is used to ascertain that the message has been received correctly. </text:span><text:span text:style-name="T18">How the checksum is calculated is presented on the next section.</text:span></text:p>
        </text:list-item>
        <text:list-item>
          <text:p text:style-name="P83">Terminator:<text:span text:style-name="T10"> a single terminator </text:span><text:span text:style-name="T18">byte (ASCII character ‘:’) that indicates the end of a message. </text:span></text:p>
        </text:list-item>
      </text:list>
      <text:h text:style-name="P111" text:outline-level="2"><text:bookmark-start text:name="__RefHeading___Toc350_2089618002"/>Checksum Calculation<text:bookmark-end text:name="__RefHeading___Toc350_2089618002"/></text:h>
      <text:p text:style-name="P66">Checksums are calculated as a modular sum of <text:span text:style-name="T40">all the bytes of the message, including starter and terminator. A modular sum is defined, in this context, as adding the bytes contents to an accumulator (initialized with zero), one after the other. Following every sum, the accumulator is set to its own value modulo 256. </text:span></text:p>
      <text:p text:style-name="P67">This can be implemented by repeatedly summing the byte values to an unsigned byte variable.</text:p>
      <text:h text:style-name="Heading_20_2" text:outline-level="2"><text:bookmark-start text:name="__RefHeading___Toc352_2089618002"/>Notes<text:bookmark-end text:name="__RefHeading___Toc352_2089618002"/></text:h>
      <text:list xml:id="list893650895" text:style-name="L4">
        <text:list-item>
          <text:p text:style-name="P84">There is no message resend requests.</text:p>
        </text:list-item>
        <text:list-item>
          <text:p text:style-name="P84">Incomplete or corrupted packets are lost.</text:p>
        </text:list-item>
        <text:list-item>
          <text:p text:style-name="P84">If an ACK times out, <text:span text:style-name="T40">the operation request has to be repeated</text:span>, depending on the opcode.</text:p>
        </text:list-item>
      </text:list>
      <text:p text:style-name="P49"><text:line-break/></text:p>
      <text:h text:style-name="P103" text:outline-level="1"><text:bookmark-start text:name="__RefHeading___Toc354_2089618002"/>Opcodes<text:bookmark-end text:name="__RefHeading___Toc354_2089618002"/></text:h>
      <text:p text:style-name="P49">This section describes each opcode in detail. However, for the purpose of an overview, a complete list is given beforehand. The opcodes are divided in three categories: “common” opcodes that can be sent in both directions, “down” opcodes that only make sense from Host to Controller, and “up” opcodes that only apply in the Controller to Host direction.</text:p>
      <text:p text:style-name="P50">Following the lists of opcodes, there is a section explaining each opcode in detail.</text:p>
      <text:h text:style-name="P111" text:outline-level="2"><text:bookmark-start text:name="__RefHeading___Toc356_2089618002"/>List of Common Opcodes<text:bookmark-end text:name="__RefHeading___Toc356_2089618002"/></text:h>
      <text:list xml:id="list485651559" text:style-name="L5">
        <text:list-item>
          <text:p text:style-name="P85">Acknowledge – 0x<text:span text:style-name="T8">41</text:span> – ASCII ‘A’</text:p>
        </text:list-item>
        <text:list-item>
          <text:p text:style-name="P85">No-Acknowledge – 0x<text:span text:style-name="T8">4E</text:span> – ASCII ‘N’</text:p>
        </text:list-item>
      </text:list>
      <text:h text:style-name="Heading_20_2" text:outline-level="2"><text:bookmark-start text:name="__RefHeading___Toc358_2089618002"/>List of <text:span text:style-name="T7">Down Opcodes</text:span><text:bookmark-end text:name="__RefHeading___Toc358_2089618002"/></text:h>
      <text:list xml:id="list2102813533" text:style-name="L6">
        <text:list-item>
          <text:p text:style-name="P86">Homing Request – 0x<text:span text:style-name="T8">48</text:span> – ASCII ‘H’</text:p>
        </text:list-item>
        <text:list-item>
          <text:p text:style-name="P86">Move Request – 0x<text:span text:style-name="T8">4D</text:span> – ASCII ‘M’</text:p>
        </text:list-item>
        <text:list-item>
          <text:p text:style-name="P87">Status Request – 0x<text:span text:style-name="T8">53</text:span> – ASCII ‘S’</text:p>
        </text:list-item>
        <text:list-item>
          <text:p text:style-name="P87">Cancel Request – 0x<text:span text:style-name="T8">43</text:span> – ASCII ‘C’</text:p>
        </text:list-item>
      </text:list>
      <text:h text:style-name="P112" text:outline-level="2"><text:bookmark-start text:name="__RefHeading___Toc360_2089618002"/>List of Up Opcodes<text:bookmark-end text:name="__RefHeading___Toc360_2089618002"/></text:h>
      <text:list xml:id="list661241414" text:style-name="L7">
        <text:list-item>
          <text:p text:style-name="P88">Homing Finished – <text:span text:style-name="T8">0x68 – ASCII ‘h’</text:span></text:p>
        </text:list-item>
        <text:list-item>
          <text:p text:style-name="P89">Move Finished – 0x6D – ASCII ‘m’</text:p>
        </text:list-item>
        <text:list-item>
          <text:p text:style-name="P89">Status Report – 0x73 – ASCII ‘s’</text:p>
        </text:list-item>
        <text:list-item>
          <text:p text:style-name="P90">General Error – 0x65 – ASCII ‘e’ </text:p>
        </text:list-item>
      </text:list>
      <text:h text:style-name="Heading_20_2" text:outline-level="2"><text:bookmark-start text:name="__RefHeading___Toc362_2089618002"/>Acknowledge – 0x41 – ‘<text:span text:style-name="T9">A’</text:span><text:bookmark-end text:name="__RefHeading___Toc362_2089618002"/></text:h>
      <text:p text:style-name="P54">Description: <text:span text:style-name="T10">This opcode is a general acknowledgement (ack) message, to be issued in response to a previous request. It depends on the specific request (opcode) if it requires a corresponding ack or not. The message signifies that the request was understood, considered valid, and will be attempted to be fulfilled. If that is not the case, a No-Acknowledge (0x4E) is to be issued instead.</text:span></text:p>
      <text:p text:style-name="P54">Data length: <text:span text:style-name="T10">1 byte</text:span></text:p>
      <text:p text:style-name="P54">Data fields:</text:p>
      <table:table table:name="Table3" table:style-name="Table3">
        <table:table-column table:style-name="Table3.A"/>
        <table:table-row>
          <table:table-cell table:style-name="Table3.A1" office:value-type="string">
            <text:p text:style-name="P10">Data</text:p>
          </table:table-cell>
        </table:table-row>
        <table:table-row>
          <table:table-cell table:style-name="Table3.A2" office:value-type="string">
            <text:p text:style-name="P21">Original Opcode</text:p>
          </table:table-cell>
        </table:table-row>
        <table:table-row>
          <table:table-cell table:style-name="Table3.A3" office:value-type="string">
            <text:p text:style-name="P17"><text:span text:style-name="T9">1</text:span> byte</text:p>
          </table:table-cell>
        </table:table-row>
      </table:table>
      <text:p text:style-name="P4"/>
      <text:p text:style-name="Text_20_body">There is only a single data field: one byte containing the opcode that prompted the Acknowledge.</text:p>
      <text:p text:style-name="P53"><text:soft-page-break/>Expected behavior:<text:span text:style-name="T10"> </text:span><text:span text:style-name="T12">Opcode-specific. Generally none.</text:span></text:p>
      <text:h text:style-name="P113" text:outline-level="2"><text:bookmark-start text:name="__RefHeading___Toc364_2089618002"/><text:span text:style-name="T22">No-</text:span>Acknowledge – 0x4<text:span text:style-name="T22">E</text:span> – ‘<text:span text:style-name="T22">N’</text:span><text:bookmark-end text:name="__RefHeading___Toc364_2089618002"/></text:h>
      <text:p text:style-name="P55">Description: <text:span text:style-name="T10">This opcode is a general </text:span><text:span text:style-name="T11">non-</text:span><text:span text:style-name="T10">acknowledgement (</text:span><text:span text:style-name="T11">n</text:span><text:span text:style-name="T10">ack) message, to be issued in response to a previous request. It depends on the specific request (opcode) if it requires a corresponding ack/</text:span><text:span text:style-name="T11">nack</text:span><text:span text:style-name="T10"> or not. The message signifies that the request was </text:span><text:span text:style-name="T11">not </text:span><text:span text:style-name="T10">understood, considered </text:span><text:span text:style-name="T11">in</text:span><text:span text:style-name="T10">valid, </text:span><text:span text:style-name="T11">or can’t </text:span><text:span text:style-name="T10">be fulfilled </text:span><text:span text:style-name="T11">at this current time</text:span><text:span text:style-name="T10">. </text:span><text:span text:style-name="T11">It is the negative alternative to the </text:span><text:span text:style-name="T10">Acknowledge (0x4</text:span><text:span text:style-name="T11">1</text:span><text:span text:style-name="T10">) </text:span><text:span text:style-name="T11">opcode</text:span><text:span text:style-name="T10">.</text:span></text:p>
      <text:p text:style-name="P55">Data length: <text:span text:style-name="T10">1 byte</text:span></text:p>
      <text:p text:style-name="P57">Data fields:<text:span text:style-name="T10"> There is only a single data field: one byte containing the opcode that prompted the </text:span><text:span text:style-name="T16">NACK.</text:span></text:p>
      <table:table table:name="Table2" table:style-name="Table2">
        <table:table-column table:style-name="Table2.A"/>
        <table:table-row>
          <table:table-cell table:style-name="Table2.A1" office:value-type="string">
            <text:p text:style-name="P11">Data</text:p>
          </table:table-cell>
        </table:table-row>
        <table:table-row>
          <table:table-cell table:style-name="Table2.A2" office:value-type="string">
            <text:p text:style-name="P22">Original Opcode</text:p>
          </table:table-cell>
        </table:table-row>
        <table:table-row>
          <table:table-cell table:style-name="Table2.A3" office:value-type="string">
            <text:p text:style-name="P18"><text:span text:style-name="T9">1</text:span> byte</text:p>
          </table:table-cell>
        </table:table-row>
      </table:table>
      <text:p text:style-name="P7"/>
      <text:h text:style-name="P113" text:outline-level="2"><text:bookmark-start text:name="__RefHeading___Toc366_2089618002"/><text:span text:style-name="T22">Homing Request</text:span> – 0x4<text:span text:style-name="T22">8</text:span> – ‘<text:span text:style-name="T22">H’</text:span><text:bookmark-end text:name="__RefHeading___Toc366_2089618002"/></text:h>
      <text:p text:style-name="P55">Description: <text:span text:style-name="T11">This opcode is a request for the Controller to home in the actuators to a known default state. The specific behavior depends on the controller implementation, but is is expected to be something similar to retracting the arms until the stops are reached, defining the zero-movement state.</text:span></text:p>
      <text:p text:style-name="P55">Data length:<text:span text:style-name="T10"> </text:span><text:span text:style-name="T11">0</text:span><text:span text:style-name="T10"> byte</text:span><text:span text:style-name="T11">s (none)</text:span></text:p>
      <text:p text:style-name="P51"><text:span text:style-name="T19">Data fields: </text:span><text:span text:style-name="T11">This opcode has no associated data fields</text:span><text:span text:style-name="T22">.</text:span></text:p>
      <text:h text:style-name="P113" text:outline-level="2"><text:bookmark-start text:name="__RefHeading___Toc368_2089618002"/><text:span text:style-name="T22">Move Request</text:span> – 0x4<text:span text:style-name="T22">D</text:span> – ‘<text:span text:style-name="T22">M’</text:span><text:bookmark-end text:name="__RefHeading___Toc368_2089618002"/></text:h>
      <text:p text:style-name="P55">Description: <text:span text:style-name="T11">This opcode is a request for the Controller to move the platform to a specified position. The path followed is expected to be linear.</text:span></text:p>
      <text:p text:style-name="P55">Data length:<text:span text:style-name="T10"> </text:span><text:span text:style-name="T11">TBD</text:span></text:p>
      <text:p text:style-name="P55">Data fields: <text:s/><text:span text:style-name="T11">This opcode has the following data fields:</text:span></text:p>
      <table:table table:name="Table5" table:style-name="Table5">
        <table:table-column table:style-name="Table5.A" table:number-columns-repeated="3"/>
        <table:table-row>
          <table:table-cell table:style-name="Table5.A1" office:value-type="string">
            <text:p text:style-name="P12">Data</text:p>
          </table:table-cell>
          <table:table-cell table:style-name="Table5.B1" office:value-type="string">
            <text:p text:style-name="P12"/>
          </table:table-cell>
          <table:table-cell table:style-name="Table5.C1" office:value-type="string">
            <text:p text:style-name="P12"/>
          </table:table-cell>
        </table:table-row>
        <table:table-row>
          <table:table-cell table:style-name="Table5.A2" office:value-type="string">
            <text:p text:style-name="P23">DA – float</text:p>
          </table:table-cell>
          <table:table-cell table:style-name="Table5.B2" office:value-type="string">
            <text:p text:style-name="P23">DB – float</text:p>
          </table:table-cell>
          <table:table-cell table:style-name="Table5.C2" office:value-type="string">
            <text:p text:style-name="P23">DC – float</text:p>
          </table:table-cell>
        </table:table-row>
        <table:table-row>
          <table:table-cell table:style-name="Table5.A3" office:value-type="string">
            <text:p text:style-name="P19"><text:span text:style-name="T23">4</text:span> byte<text:span text:style-name="T23">s</text:span></text:p>
          </table:table-cell>
          <table:table-cell table:style-name="Table5.B3" office:value-type="string">
            <text:p text:style-name="P23">4 bytes</text:p>
          </table:table-cell>
          <table:table-cell table:style-name="Table5.C3" office:value-type="string">
            <text:p text:style-name="P23">4 bytes</text:p>
          </table:table-cell>
        </table:table-row>
      </table:table>
      <text:list xml:id="list1079274862" text:style-name="L8">
        <text:list-header>
          <text:p text:style-name="P91"/>
        </text:list-header>
        <text:list-item>
          <text:p text:style-name="P94"><text:span text:style-name="T10">Data field DA – </text:span><text:span text:style-name="T13">displacement of arm “A”</text:span><text:span text:style-name="T10"> – </text:span><text:span text:style-name="T13">4</text:span><text:span text:style-name="T10"> bytes – IEEE 32-bit float </text:span></text:p>
        </text:list-item>
        <text:list-item>
          <text:p text:style-name="P94"><text:span text:style-name="T10">Data field DB – </text:span><text:span text:style-name="T13">displacement of arm “B”</text:span><text:span text:style-name="T10"> <text:s/>– </text:span><text:span text:style-name="T13">4</text:span><text:span text:style-name="T10"> bytes – IEEE 32-bit float </text:span></text:p>
        </text:list-item>
        <text:list-item>
          <text:p text:style-name="P94"><text:span text:style-name="T10">Data field DC – </text:span><text:span text:style-name="T13">displacement of arm “C”</text:span><text:span text:style-name="T10"> <text:s/>– </text:span><text:span text:style-name="T13">4</text:span><text:span text:style-name="T10"> bytes – IEEE 32-bit float </text:span></text:p>
        </text:list-item>
      </text:list>
      <text:h text:style-name="P114" text:outline-level="2"><text:bookmark-start text:name="__RefHeading___Toc817_2558559164"/><text:span text:style-name="T34">Status Request</text:span> – 0x<text:span text:style-name="T34">53 </text:span>– ‘<text:span text:style-name="T34">S’</text:span><text:bookmark-end text:name="__RefHeading___Toc817_2558559164"/></text:h>
      <text:p text:style-name="P56">Description: <text:span text:style-name="T11">This opcode </text:span><text:span text:style-name="T14">queries the </text:span><text:span text:style-name="T15">C</text:span><text:span text:style-name="T14">ontroller to send a status report message to the Host</text:span><text:span text:style-name="T11">.</text:span></text:p>
      <text:p text:style-name="P56">Data length:<text:span text:style-name="T10"> </text:span><text:span text:style-name="T11">0</text:span><text:span text:style-name="T10"> byte</text:span><text:span text:style-name="T11">s (none)</text:span></text:p>
      <text:p text:style-name="P52"><text:soft-page-break/><text:span text:style-name="T20">Data fields: </text:span><text:span text:style-name="T11">This opcode has no associated data fields.</text:span></text:p>
      <text:h text:style-name="P114" text:outline-level="2"><text:bookmark-start text:name="__RefHeading___Toc819_2558559164"/><text:span text:style-name="T35">Cancel Request</text:span> – 0x<text:span text:style-name="T35">43 </text:span>– ‘<text:span text:style-name="T35">C’</text:span><text:bookmark-end text:name="__RefHeading___Toc819_2558559164"/></text:h>
      <text:p text:style-name="P56">Description: <text:span text:style-name="T11">This opcode </text:span><text:span text:style-name="T15">requests the</text:span><text:span text:style-name="T14"> </text:span><text:span text:style-name="T15">C</text:span><text:span text:style-name="T14">ontroller to </text:span><text:span text:style-name="T15">cancel the currently executing operation (Homing or Moving)</text:span><text:span text:style-name="T11">.</text:span></text:p>
      <text:p text:style-name="P56">Data length:<text:span text:style-name="T10"> </text:span><text:span text:style-name="T11">0</text:span><text:span text:style-name="T10"> byte</text:span><text:span text:style-name="T11">s (none)</text:span></text:p>
      <text:p text:style-name="P52"><text:span text:style-name="T20">Data fields: </text:span><text:span text:style-name="T11">This opcode has no associated data fields.</text:span></text:p>
      <text:h text:style-name="P114" text:outline-level="2"><text:bookmark-start text:name="__RefHeading___Toc821_2558559164"/>Homing Finished – 0x68 – ASCII ‘h’<text:bookmark-end text:name="__RefHeading___Toc821_2558559164"/></text:h>
      <text:p text:style-name="P56">Description: <text:span text:style-name="T11">This opcode </text:span><text:span text:style-name="T15">informs the Host that the homing process has finalized.</text:span></text:p>
      <text:p text:style-name="P56">Data length:<text:span text:style-name="T10"> </text:span><text:span text:style-name="T11">0</text:span><text:span text:style-name="T10"> byte</text:span><text:span text:style-name="T11">s (none)</text:span></text:p>
      <text:p text:style-name="P52"><text:span text:style-name="T20">Data fields: </text:span><text:span text:style-name="T11">This opcode has no associated data fields.</text:span></text:p>
      <text:h text:style-name="P114" text:outline-level="2"><text:bookmark-start text:name="__RefHeading___Toc823_2558559164"/><text:span text:style-name="T35">M</text:span>ove Finished – 0x6D – ASCII ‘m’<text:bookmark-end text:name="__RefHeading___Toc823_2558559164"/></text:h>
      <text:p text:style-name="P56">Description: <text:span text:style-name="T11">This opcode </text:span><text:span text:style-name="T15">informs the Host that the Controller moved the platform to the desired position.</text:span></text:p>
      <text:p text:style-name="P56">Data length:<text:span text:style-name="T10"> </text:span><text:span text:style-name="T11">0</text:span><text:span text:style-name="T10"> byte</text:span><text:span text:style-name="T11">s (none)</text:span></text:p>
      <text:p text:style-name="P52"><text:span text:style-name="T20">Data fields: </text:span><text:span text:style-name="T11">This opcode has no associated data fields.</text:span></text:p>
      <text:h text:style-name="P114" text:outline-level="2"><text:bookmark-start text:name="__RefHeading___Toc825_2558559164"/><text:span text:style-name="T35">Status</text:span> <text:span text:style-name="T35">Report </text:span>– 0x<text:span text:style-name="T35">73</text:span> – ASCII ‘<text:span text:style-name="T35">s</text:span>’<text:bookmark-end text:name="__RefHeading___Toc825_2558559164"/></text:h>
      <text:p text:style-name="P56">Description: <text:span text:style-name="T11">This opcode </text:span><text:span text:style-name="T15">informs the Host of the current status of the Controller and the platform.</text:span></text:p>
      <text:p text:style-name="P56">Data length:<text:span text:style-name="T10"> </text:span><text:span text:style-name="T16">13</text:span><text:span text:style-name="T10"> byte</text:span><text:span text:style-name="T11">s</text:span></text:p>
      <text:p text:style-name="P52"><text:span text:style-name="T20">Data fields: <text:s/></text:span><text:span text:style-name="T11">This opcode has the following data fields:</text:span></text:p>
      <table:table table:name="Table10" table:style-name="Table10">
        <table:table-column table:style-name="Table10.A" table:number-columns-repeated="2"/>
        <table:table-column table:style-name="Table10.C"/>
        <table:table-column table:style-name="Table10.D"/>
        <table:table-row>
          <table:table-cell table:style-name="Table10.A1" table:number-columns-spanned="4" office:value-type="string">
            <text:p text:style-name="P13">Data</text:p>
          </table:table-cell>
          <table:covered-table-cell/>
          <table:covered-table-cell/>
          <table:covered-table-cell/>
        </table:table-row>
        <table:table-row>
          <table:table-cell table:style-name="Table10.A2" office:value-type="string">
            <text:p text:style-name="P25">STAT</text:p>
          </table:table-cell>
          <table:table-cell table:style-name="Table10.B2" office:value-type="string">
            <text:p text:style-name="P24">DA – float</text:p>
          </table:table-cell>
          <table:table-cell table:style-name="Table10.C2" office:value-type="string">
            <text:p text:style-name="P24">DB – float</text:p>
          </table:table-cell>
          <table:table-cell table:style-name="Table10.D2" office:value-type="string">
            <text:p text:style-name="P24">DC – float</text:p>
          </table:table-cell>
        </table:table-row>
        <table:table-row>
          <table:table-cell table:style-name="Table10.A3" office:value-type="string">
            <text:p text:style-name="P25">1 byte</text:p>
          </table:table-cell>
          <table:table-cell table:style-name="Table10.B3" office:value-type="string">
            <text:p text:style-name="P20"><text:span text:style-name="T23">4</text:span> byte<text:span text:style-name="T23">s</text:span></text:p>
          </table:table-cell>
          <table:table-cell table:style-name="Table10.C3" office:value-type="string">
            <text:p text:style-name="P24">4 bytes</text:p>
          </table:table-cell>
          <table:table-cell table:style-name="Table10.D3" office:value-type="string">
            <text:p text:style-name="P24">4 bytes</text:p>
          </table:table-cell>
        </table:table-row>
      </table:table>
      <text:list xml:id="list142310236362995" text:continue-numbering="true" text:style-name="L8">
        <text:list-header>
          <text:p text:style-name="P92"/>
        </text:list-header>
        <text:list-item>
          <text:p text:style-name="P93">STAT – Status bitmask – 1 byte</text:p>
          <text:list>
            <text:list-item>
              <text:p text:style-name="P93">This byte is a bitmask containing information on the status of the platform:</text:p>
            </text:list-item>
          </text:list>
        </text:list-item>
      </text:list>
      <table:table table:name="Table11" table:style-name="Table11">
        <table:table-column table:style-name="Table11.A" table:number-columns-repeated="7"/>
        <table:table-column table:style-name="Table11.H"/>
        <table:table-row>
          <table:table-cell table:style-name="Table11.A1" table:number-columns-spanned="8" office:value-type="string">
            <text:p text:style-name="P14">STAT bits</text:p>
          </table:table-cell>
          <table:covered-table-cell/>
          <table:covered-table-cell/>
          <table:covered-table-cell/>
          <table:covered-table-cell/>
          <table:covered-table-cell/>
          <table:covered-table-cell/>
          <table:covered-table-cell/>
        </table:table-row>
        <table:table-row>
          <table:table-cell table:style-name="Table11.A2" office:value-type="string">
            <text:p text:style-name="P25">7</text:p>
          </table:table-cell>
          <table:table-cell table:style-name="Table11.B2" office:value-type="string">
            <text:p text:style-name="P25">6</text:p>
          </table:table-cell>
          <table:table-cell table:style-name="Table11.C2" office:value-type="string">
            <text:p text:style-name="P25">5</text:p>
          </table:table-cell>
          <table:table-cell table:style-name="Table11.D2" office:value-type="string">
            <text:p text:style-name="P25">4</text:p>
          </table:table-cell>
          <table:table-cell table:style-name="Table11.E2" office:value-type="string">
            <text:p text:style-name="P25">3</text:p>
          </table:table-cell>
          <table:table-cell table:style-name="Table11.F2" office:value-type="string">
            <text:p text:style-name="P25">2</text:p>
          </table:table-cell>
          <table:table-cell table:style-name="Table11.G2" office:value-type="string">
            <text:p text:style-name="P25">1</text:p>
          </table:table-cell>
          <table:table-cell table:style-name="Table11.H2" office:value-type="string">
            <text:p text:style-name="P25">0</text:p>
          </table:table-cell>
        </table:table-row>
        <table:table-row>
          <table:table-cell table:style-name="Table11.A3" office:value-type="string">
            <text:p text:style-name="P40">RESERVED</text:p>
          </table:table-cell>
          <table:table-cell table:style-name="Table11.B3" office:value-type="string">
            <text:p text:style-name="P40">RESERVED</text:p>
          </table:table-cell>
          <table:table-cell table:style-name="Table11.C3" office:value-type="string">
            <text:p text:style-name="P40">RESERVED</text:p>
          </table:table-cell>
          <table:table-cell table:style-name="Table11.D3" office:value-type="string">
            <text:p text:style-name="P39">STPC</text:p>
          </table:table-cell>
          <table:table-cell table:style-name="Table11.E3" office:value-type="string">
            <text:p text:style-name="P39">STPB</text:p>
          </table:table-cell>
          <table:table-cell table:style-name="Table11.F3" office:value-type="string">
            <text:p text:style-name="P39">STPA</text:p>
          </table:table-cell>
          <table:table-cell table:style-name="Table11.G3" office:value-type="string">
            <text:p text:style-name="P39">ST1</text:p>
          </table:table-cell>
          <table:table-cell table:style-name="Table11.H3" office:value-type="string">
            <text:p text:style-name="P39">ST0</text:p>
          </table:table-cell>
        </table:table-row>
      </table:table>
      <text:list xml:id="list142308859280781" text:continue-numbering="true" text:style-name="L8">
        <text:list-item>
          <text:list>
            <text:list-item>
              <text:p text:style-name="P97"><text:span text:style-name="T37">ST[0..1]</text:span><text:span text:style-name="T10">: Status bits</text:span></text:p>
              <text:list>
                <text:list-item>
                  <text:p text:style-name="P93">Value 00: Platform is Idle</text:p>
                </text:list-item>
                <text:list-item>
                  <text:p text:style-name="P93">Value 01: Platform is Homing</text:p>
                </text:list-item>
                <text:list-item>
                  <text:p text:style-name="P93"><text:soft-page-break/>Value 10: Platform is <text:span text:style-name="T41">Moving</text:span></text:p>
                </text:list-item>
                <text:list-item>
                  <text:p text:style-name="P93">Value 11: Platform is at Error</text:p>
                </text:list-item>
              </text:list>
            </text:list-item>
            <text:list-item>
              <text:p text:style-name="P97"><text:span text:style-name="T37">STPA</text:span><text:span text:style-name="T10">: bit indicating the status of the end-of-course switch of arm A.</text:span></text:p>
              <text:list>
                <text:list-item>
                  <text:p text:style-name="P93">Value 1: pressed</text:p>
                </text:list-item>
                <text:list-item>
                  <text:p text:style-name="P93">Value 0: not pressed</text:p>
                </text:list-item>
              </text:list>
            </text:list-item>
            <text:list-item>
              <text:p text:style-name="P97"><text:span text:style-name="T37">STPB</text:span><text:span text:style-name="T10">: bit indicating the status of the end-of-course switch of arm B (1 means pressed).</text:span></text:p>
            </text:list-item>
            <text:list-item>
              <text:p text:style-name="P97"><text:span text:style-name="T37">STPC</text:span><text:span text:style-name="T10">: bit indicating the status of the end-of-course switch of arm C (1 means pressed).</text:span></text:p>
            </text:list-item>
            <text:list-item>
              <text:p text:style-name="P98"><text:span text:style-name="T10">Bits 5-7 are reserved </text:span><text:span text:style-name="T17">for use</text:span><text:span text:style-name="T10"> in future revisions.</text:span></text:p>
            </text:list-item>
          </text:list>
        </text:list-item>
        <text:list-item>
          <text:p text:style-name="P95"><text:span text:style-name="T10">Data field DA – </text:span><text:span text:style-name="T13">displacement of arm “A”</text:span><text:span text:style-name="T10"> – </text:span><text:span text:style-name="T13">4</text:span><text:span text:style-name="T10"> bytes – IEEE 32-bit float</text:span></text:p>
        </text:list-item>
        <text:list-item>
          <text:p text:style-name="P96"><text:span text:style-name="T10">Data field DB – </text:span><text:span text:style-name="T13">displacement of arm “B”</text:span><text:span text:style-name="T10"> <text:s/>– </text:span><text:span text:style-name="T13">4</text:span><text:span text:style-name="T10"> bytes – IEEE 32-bit float </text:span></text:p>
        </text:list-item>
        <text:list-item>
          <text:p text:style-name="P96"><text:span text:style-name="T10">Data field DC – </text:span><text:span text:style-name="T13">displacement of arm “C”</text:span><text:span text:style-name="T10"> <text:s/>– </text:span><text:span text:style-name="T13">4</text:span><text:span text:style-name="T10"> bytes – IEEE 32-bit float </text:span></text:p>
        </text:list-item>
      </text:list>
      <text:p text:style-name="P63"><text:span text:style-name="T19">Note: </text:span><text:span text:style-name="T10">If any arm displacement field is a NAN value, the arm position is unknown, and the Controller requires a Homing operation.</text:span></text:p>
      <text:h text:style-name="P114" text:outline-level="2"><text:bookmark-start text:name="__RefHeading___Toc827_2558559164"/>General Error – 0x65 – ASCII ‘e’ <text:bookmark-end text:name="__RefHeading___Toc827_2558559164"/></text:h>
      <text:p text:style-name="P56">Description: <text:span text:style-name="T11">This opcode </text:span><text:span text:style-name="T15">informs the Host that the platform has encountered an error and the current operation cannot continue.</text:span></text:p>
      <text:p text:style-name="P56">Data length:<text:span text:style-name="T10"> </text:span><text:span text:style-name="T11">0</text:span><text:span text:style-name="T10"> byte</text:span><text:span text:style-name="T11">s (none)</text:span></text:p>
      <text:p text:style-name="P52"><text:span text:style-name="T20">Data fields: </text:span><text:span text:style-name="T11">This opcode has no associated data fields.</text:span><text:span text:style-name="T36"> </text:span></text:p>
      <text:h text:style-name="P104" text:outline-level="1"><text:bookmark-start text:name="__RefHeading___Toc699_2558559164"/>Parsing Library<text:bookmark-end text:name="__RefHeading___Toc699_2558559164"/></text:h>
      <text:p text:style-name="P58">The reference implementation of the protocol is a portable “pure-C” function library with no external dependencies, not even on the C standard library. This makes it suitable not only for use on a desktop application, but also for the controller firmware. Using the same implementation on both ends of the communication simplifies implementation on both ends and ensures code consistency.</text:p>
      <text:p text:style-name="P59"><text:span text:style-name="T24">The library is comprised of two files, a “</text:span><text:span text:style-name="Source_20_Text">.h</text:span><text:span text:style-name="T24">” header and a “</text:span><text:span text:style-name="Source_20_Text">.c</text:span><text:span text:style-name="T24">” source. Both files can be included in a source file for convenience, provided the definition.</text:span></text:p>
      <text:h text:style-name="P115" text:outline-level="2"><text:bookmark-start text:name="__RefHeading___Toc701_2558559164"/>Usage<text:bookmark-end text:name="__RefHeading___Toc701_2558559164"/></text:h>
      <text:p text:style-name="P60">The library provides facilities for sending, parsing and receiving frames. It is comprised of two main data structures, some definitions, and three functions. The definitions and functions are covered in the following sections.</text:p>
      <text:p text:style-name="P60">The first structure is <text:span text:style-name="Source_20_Text">protocol_data</text:span>, a circular buffer used for storing streamed bytes for parsing. The function <text:span text:style-name="Source_20_Text">dp_process()</text:span> function is used to add bytes to the buffer, and the <text:span text:style-name="Source_20_Text"><text:span text:style-name="T26">dp_recv()</text:span></text:span><text:span text:style-name="T26"> function attempts to parse bytes of the buffer into a message.</text:span></text:p>
      <text:p text:style-name="P61">A message is stored in the <text:span text:style-name="Source_20_Text">protocol_msg</text:span>. The function <text:span text:style-name="Source_20_Text">dp_recv()</text:span> stores a received message in it, and the function </text:p>
      <text:p text:style-name="P61">The following section goes into the library interface in greater detail.</text:p>
      <text:h text:style-name="P116" text:outline-level="2"><text:bookmark-start text:name="__RefHeading___Toc703_2558559164"/>Interface<text:bookmark-end text:name="__RefHeading___Toc703_2558559164"/></text:h>
      <text:h text:style-name="P118" text:outline-level="3"><text:bookmark-start text:name="__RefHeading___Toc705_2558559164"/>Return Codes<text:bookmark-end text:name="__RefHeading___Toc705_2558559164"/></text:h>
      <text:p text:style-name="P58">The library defines common integer return codes for the functions. According to C convention, a function returning 0 usually means the operation completed successfully or returned something <text:span text:style-name="T35">meaningful.</text:span></text:p>
      <text:p text:style-name="Text_20_body">The return code definitions start with the <text:span text:style-name="Source_20_Text">DP_RC_</text:span> prefix.</text:p>
      <table:table table:name="ReturnCodes" table:style-name="ReturnCodes">
        <table:table-column table:style-name="ReturnCodes.A"/>
        <table:table-column table:style-name="ReturnCodes.B"/>
        <table:table-header-rows>
          <table:table-row>
            <table:table-cell table:style-name="ReturnCodes.A1" office:value-type="string">
              <text:p text:style-name="P71">Return Code</text:p>
            </table:table-cell>
            <table:table-cell table:style-name="ReturnCodes.A1" office:value-type="string">
              <text:p text:style-name="P71">Description</text:p>
            </table:table-cell>
          </table:table-row>
        </table:table-header-rows>
        <table:table-row>
          <table:table-cell table:style-name="ReturnCodes.A4" office:value-type="string">
            <text:p text:style-name="P27"><text:span text:style-name="Source_20_Text">DP_RC_SUCCESS <text:s text:c="10"/></text:span></text:p>
          </table:table-cell>
          <table:table-cell table:style-name="ReturnCodes.B4" office:value-type="string">
            <text:p text:style-name="P31">The operation completed successfully.</text:p>
          </table:table-cell>
        </table:table-row>
        <table:table-row>
          <table:table-cell table:style-name="ReturnCodes.A4" office:value-type="string">
            <text:p text:style-name="P28"><text:span text:style-name="Source_20_Text">DP_RC_ERROR_GENERIC <text:s text:c="4"/></text:span></text:p>
          </table:table-cell>
          <table:table-cell table:style-name="ReturnCodes.B4" office:value-type="string">
            <text:p text:style-name="P31">There was an error completing the operation.</text:p>
          </table:table-cell>
        </table:table-row>
        <table:table-row>
          <table:table-cell table:style-name="ReturnCodes.A4" office:value-type="string">
            <text:p text:style-name="P28"><text:span text:style-name="Source_20_Text">DP_RC_NO_FRAME <text:s text:c="9"/></text:span></text:p>
          </table:table-cell>
          <table:table-cell table:style-name="ReturnCodes.B4" office:value-type="string">
            <text:p text:style-name="P31">No frame was available in the buffer.</text:p>
          </table:table-cell>
        </table:table-row>
        <table:table-row>
          <table:table-cell table:style-name="ReturnCodes.A5" office:value-type="string">
            <text:p text:style-name="P28"><text:span text:style-name="Source_20_Text">DP_RC_OVERFLOW <text:s text:c="9"/></text:span></text:p>
          </table:table-cell>
          <table:table-cell table:style-name="ReturnCodes.B5" office:value-type="string">
            <text:p text:style-name="P31">Some buffer contents were lost because an overflow occurred.</text:p>
          </table:table-cell>
        </table:table-row>
        <table:table-row>
          <table:table-cell table:style-name="ReturnCodes.A6" office:value-type="string">
            <text:p text:style-name="P28"><text:span text:style-name="Source_20_Text">DP_RC_GARBAGE <text:s text:c="10"/></text:span></text:p>
          </table:table-cell>
          <table:table-cell table:style-name="ReturnCodes.B6" office:value-type="string">
            <text:p text:style-name="P31">There was garbage in the buffer and no frame could be parsed.</text:p>
          </table:table-cell>
        </table:table-row>
      </table:table>
      <text:p text:style-name="Text_20_body"/>
      <text:h text:style-name="P119" text:outline-level="3"><text:bookmark-start text:name="__RefHeading___Toc707_2558559164"/>Functions<text:bookmark-end text:name="__RefHeading___Toc707_2558559164"/></text:h>
      <table:table table:name="Table6" table:style-name="Table6">
        <table:table-column table:style-name="Table6.A"/>
        <table:table-column table:style-name="Table6.B"/>
        <table:table-header-rows>
          <table:table-row>
            <table:table-cell table:style-name="Table6.A1" office:value-type="string">
              <text:p text:style-name="P71">Return Code</text:p>
            </table:table-cell>
            <table:table-cell table:style-name="Table6.A1" office:value-type="string">
              <text:p text:style-name="P71">Description</text:p>
            </table:table-cell>
          </table:table-row>
        </table:table-header-rows>
        <table:table-row>
          <table:table-cell table:style-name="Table6.A3" office:value-type="string">
            <text:p text:style-name="P28"><text:span text:style-name="Source_20_Text"><text:span text:style-name="T25">dp_process()</text:span></text:span><text:span text:style-name="Source_20_Text"> <text:s text:c="4"/></text:span></text:p>
          </table:table-cell>
          <table:table-cell table:style-name="Table6.B3" office:value-type="string">
            <text:p text:style-name="P31">Insert incoming bytes into a <text:span text:style-name="Source_20_Text">protocol_data</text:span> structure.</text:p>
            <text:p text:style-name="P37">Arguments:</text:p>
            <text:list xml:id="list832967191" text:style-name="L9">
              <text:list-item>
                <text:p text:style-name="P105"><text:soft-page-break/><text:span text:style-name="Source_20_Text">protocol_data *data </text:span><text:span text:style-name="T19">→</text:span> which buffer to insert data in</text:p>
              </text:list-item>
              <text:list-item>
                <text:p text:style-name="P105"><text:span text:style-name="Source_20_Text">int bytes </text:span><text:span text:style-name="T19">→</text:span> how many bytes to insert</text:p>
              </text:list-item>
              <text:list-item>
                <text:p text:style-name="P105"><text:span text:style-name="Source_20_Text">void *buf </text:span><text:span text:style-name="T19">→</text:span> where the data is</text:p>
              </text:list-item>
            </text:list>
          </table:table-cell>
        </table:table-row>
        <table:table-row>
          <table:table-cell table:style-name="Table6.A3" office:value-type="string">
            <text:p text:style-name="P29"><text:span text:style-name="Source_20_Text"><text:span text:style-name="T27">dp_recv()</text:span></text:span></text:p>
          </table:table-cell>
          <table:table-cell table:style-name="Table6.B3" office:value-type="string">
            <text:p text:style-name="P33"><text:span text:style-name="T32">Analyzes</text:span> protocol data to look for a message, <text:span text:style-name="T32">possibly returning it.</text:span></text:p>
            <text:p text:style-name="P38">Arguments:</text:p>
            <text:list xml:id="list142308785395451" text:continue-numbering="true" text:style-name="L9">
              <text:list-item>
                <text:p text:style-name="P106"><text:span text:style-name="Source_20_Text">protocol_data *data </text:span><text:span text:style-name="T19">→</text:span> which buffer to <text:span text:style-name="T32">parse from</text:span></text:p>
              </text:list-item>
              <text:list-item>
                <text:p text:style-name="P106"><text:span text:style-name="Source_20_Text">protocol_</text:span><text:span text:style-name="Source_20_Text"><text:span text:style-name="T32">msg</text:span></text:span><text:span text:style-name="Source_20_Text"> *</text:span><text:span text:style-name="Source_20_Text"><text:span text:style-name="T32">msg</text:span></text:span><text:span text:style-name="Source_20_Text"> </text:span><text:span text:style-name="T19">→</text:span> <text:span text:style-name="T32">the message to fill out with parsed data</text:span></text:p>
              </text:list-item>
            </text:list>
          </table:table-cell>
        </table:table-row>
        <table:table-row>
          <table:table-cell table:style-name="Table6.A4" office:value-type="string">
            <text:p text:style-name="P30"><text:span text:style-name="Source_20_Text"><text:span text:style-name="T32">dp_send()</text:span></text:span></text:p>
          </table:table-cell>
          <table:table-cell table:style-name="Table6.B4" office:value-type="string">
            <text:p text:style-name="P33"><text:span text:style-name="T32">S</text:span>ends a message using the given send function.</text:p>
            <text:p text:style-name="P38">Arguments:</text:p>
            <text:list xml:id="list142309915259309" text:continue-numbering="true" text:style-name="L9">
              <text:list-item>
                <text:p text:style-name="P107"><text:span text:style-name="Source_20_Text"><text:span text:style-name="T27">protocol_msg *msg </text:span></text:span><text:span text:style-name="T21">→</text:span><text:span text:style-name="T30"> </text:span><text:span text:style-name="T31">the message to be sent</text:span></text:p>
              </text:list-item>
              <text:list-item>
                <text:p text:style-name="P108"><text:span text:style-name="Source_20_Text">send_func_t</text:span><text:span text:style-name="Source_20_Text"><text:span text:style-name="T27"> </text:span></text:span><text:span text:style-name="Source_20_Text">f</text:span><text:span text:style-name="Source_20_Text"><text:span text:style-name="T27"> </text:span></text:span><text:span text:style-name="T21">→</text:span><text:span text:style-name="T30"> </text:span><text:span text:style-name="T29">the function that will be fed with the resulting stream bytes</text:span></text:p>
              </text:list-item>
              <text:list-item>
                <text:p text:style-name="P108"><text:span text:style-name="Source_20_Text"><text:span text:style-name="T32">v</text:span></text:span><text:span text:style-name="Source_20_Text">oid *usr</text:span><text:span text:style-name="Source_20_Text"><text:span text:style-name="T27"> </text:span></text:span><text:span text:style-name="T21">→</text:span><text:span text:style-name="T30"> </text:span><text:span text:style-name="T29">opaque pointer that will be forwarded as an argument to the send function</text:span></text:p>
              </text:list-item>
            </text:list>
          </table:table-cell>
        </table:table-row>
      </table:table>
      <text:p text:style-name="P5"/>
      <text:h text:style-name="P120" text:outline-level="3"><text:bookmark-start text:name="__RefHeading___Toc709_2558559164"/>Structure protocol_data<text:bookmark-end text:name="__RefHeading___Toc709_2558559164"/></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4">Type</text:p>
            </table:table-cell>
            <table:table-cell table:style-name="Table7.A1" office:value-type="string">
              <text:p text:style-name="P73">Field</text:p>
            </table:table-cell>
            <table:table-cell table:style-name="Table7.A1" office:value-type="string">
              <text:p text:style-name="P72">Description</text:p>
            </table:table-cell>
          </table:table-row>
        </table:table-header-rows>
        <table:table-row>
          <table:table-cell table:style-name="Table7.A2" office:value-type="string">
            <text:p text:style-name="P35"><text:span text:style-name="Source_20_Text"><text:span text:style-name="T33">uint8_t</text:span></text:span></text:p>
          </table:table-cell>
          <table:table-cell table:style-name="Table7.B4" office:value-type="string">
            <text:p text:style-name="P29"><text:span text:style-name="Source_20_Text"><text:span text:style-name="T32">opcode</text:span></text:span><text:span text:style-name="Source_20_Text"> <text:s text:c="4"/></text:span></text:p>
          </table:table-cell>
          <table:table-cell table:style-name="Table7.C2" office:value-type="string">
            <text:p text:style-name="P32"><text:span text:style-name="T32">Message opcode</text:span>.</text:p>
          </table:table-cell>
        </table:table-row>
        <table:table-row>
          <table:table-cell table:style-name="Table7.A3" office:value-type="string">
            <text:p text:style-name="P35"><text:span text:style-name="Source_20_Text"><text:span text:style-name="T33">int</text:span></text:span></text:p>
          </table:table-cell>
          <table:table-cell table:style-name="Table7.B4" office:value-type="string">
            <text:p text:style-name="P30"><text:span text:style-name="Source_20_Text"><text:span text:style-name="T32">data_s</text:span></text:span></text:p>
          </table:table-cell>
          <table:table-cell table:style-name="Table7.C3" office:value-type="string">
            <text:p text:style-name="P35">How many data bytes the message has.</text:p>
          </table:table-cell>
        </table:table-row>
        <table:table-row>
          <table:table-cell table:style-name="Table7.A4" office:value-type="string">
            <text:p text:style-name="P35"><text:span text:style-name="Source_20_Text"><text:span text:style-name="T33">char[32]</text:span></text:span></text:p>
          </table:table-cell>
          <table:table-cell table:style-name="Table7.B4" office:value-type="string">
            <text:p text:style-name="P29"><text:span text:style-name="Source_20_Text"><text:span text:style-name="T32">data</text:span></text:span><text:span text:style-name="Source_20_Text"> </text:span></text:p>
          </table:table-cell>
          <table:table-cell table:style-name="Table7.C4" office:value-type="string">
            <text:p text:style-name="P35">Data bytes of the message</text:p>
          </table:table-cell>
        </table:table-row>
        <table:table-row>
          <table:table-cell table:style-name="Table7.A5" office:value-type="string">
            <text:p text:style-name="P35"><text:span text:style-name="Source_20_Text"><text:span text:style-name="T33">int</text:span></text:span></text:p>
          </table:table-cell>
          <table:table-cell table:style-name="Table7.B5" office:value-type="string">
            <text:p text:style-name="P30"><text:span text:style-name="Source_20_Text"><text:span text:style-name="T32">checksum_ok</text:span></text:span></text:p>
          </table:table-cell>
          <table:table-cell table:style-name="Table7.C5" office:value-type="string">
            <text:p text:style-name="P35">Flag indicating if the checksum was correct when parsed.</text:p>
          </table:table-cell>
        </table:table-row>
      </table:table>
      <text:p text:style-name="P6"/>
      <text:h text:style-name="P120" text:outline-level="3"><text:bookmark-start text:name="__RefHeading___Toc711_2558559164"/>Structure protocol_msg<text:bookmark-end text:name="__RefHeading___Toc711_2558559164"/></text:h>
      <table:table table:name="Table8" table:style-name="Table8">
        <table:table-column table:style-name="Table8.A"/>
        <table:table-column table:style-name="Table8.B"/>
        <table:table-header-rows>
          <table:table-row>
            <table:table-cell table:style-name="Table8.A1" office:value-type="string">
              <text:p text:style-name="P74">Type</text:p>
            </table:table-cell>
            <table:table-cell table:style-name="Table8.A1" office:value-type="string">
              <text:p text:style-name="P73">Field</text:p>
            </table:table-cell>
          </table:table-row>
        </table:table-header-rows>
        <table:table-row>
          <table:table-cell table:style-name="Table8.A3" office:value-type="string">
            <text:p text:style-name="P35"><text:span text:style-name="Source_20_Text"><text:span text:style-name="T33">uint8_t</text:span></text:span></text:p>
          </table:table-cell>
          <table:table-cell table:style-name="Table8.B3" office:value-type="string">
            <text:p text:style-name="P29"><text:span text:style-name="Source_20_Text"><text:span text:style-name="T32">opcode</text:span></text:span><text:span text:style-name="Source_20_Text"> <text:s text:c="4"/></text:span></text:p>
          </table:table-cell>
        </table:table-row>
        <table:table-row>
          <table:table-cell table:style-name="Table8.A3" office:value-type="string">
            <text:p text:style-name="P35"><text:span text:style-name="Source_20_Text"><text:span text:style-name="T33">int</text:span></text:span></text:p>
          </table:table-cell>
          <table:table-cell table:style-name="Table8.B3" office:value-type="string">
            <text:p text:style-name="P30"><text:span text:style-name="Source_20_Text"><text:span text:style-name="T32">data_s</text:span></text:span></text:p>
          </table:table-cell>
        </table:table-row>
        <table:table-row>
          <table:table-cell table:style-name="Table8.A4" office:value-type="string">
            <text:p text:style-name="P35"><text:span text:style-name="Source_20_Text"><text:span text:style-name="T33">char[32]</text:span></text:span></text:p>
          </table:table-cell>
          <table:table-cell table:style-name="Table8.B4" office:value-type="string">
            <text:p text:style-name="P29"><text:span text:style-name="Source_20_Text"><text:span text:style-name="T32">data</text:span></text:span><text:span text:style-name="Source_20_Text"> </text:span></text:p>
          </table:table-cell>
        </table:table-row>
      </table:table>
      <text:p text:style-name="Standard"/>
      <text:h text:style-name="P120" text:outline-level="3"><text:bookmark-start text:name="__RefHeading___Toc713_2558559164"/>Other definitions<text:bookmark-end text:name="__RefHeading___Toc713_2558559164"/></text:h>
      <table:table table:name="Table9" table:style-name="Table9">
        <table:table-column table:style-name="Table9.A"/>
        <table:table-column table:style-name="Table9.B"/>
        <table:table-header-rows>
          <table:table-row>
            <table:table-cell table:style-name="Table9.A1" office:value-type="string">
              <text:p text:style-name="P73">Identifier</text:p>
            </table:table-cell>
            <table:table-cell table:style-name="Table9.A1" office:value-type="string">
              <text:p text:style-name="P72">Description</text:p>
            </table:table-cell>
          </table:table-row>
        </table:table-header-rows>
        <table:table-row>
          <table:table-cell table:style-name="Table9.A4" office:value-type="string">
            <text:p text:style-name="P29"><text:span text:style-name="Source_20_Text"><text:span text:style-name="T27">send_func_t</text:span></text:span></text:p>
          </table:table-cell>
          <table:table-cell table:style-name="Table9.B4" office:value-type="string">
            <text:p text:style-name="P34">Type definition the the send function used by <text:span text:style-name="Source_20_Text">dp_send()</text:span>. <text:span text:style-name="T32">D</text:span>efined as:<text:line-break/><text:span text:style-name="Source_20_Text"><text:span text:style-name="T28">typedef int (*send_func_t)(void *buf, int bytes, void *usr);</text:span></text:span></text:p>
          </table:table-cell>
        </table:table-row>
        <table:table-row>
          <table:table-cell table:style-name="Table9.A4" office:value-type="string">
            <text:p text:style-name="P29"><text:span text:style-name="Source_20_Text">DP_PROTO_FRAME_START <text:s text:c="4"/></text:span></text:p>
          </table:table-cell>
          <table:table-cell table:style-name="Table9.B4" office:value-type="string">
            <text:p text:style-name="P35">Frame start marker (<text:span text:style-name="Source_20_Text">‘$’</text:span>)</text:p>
          </table:table-cell>
        </table:table-row>
        <table:table-row>
          <table:table-cell table:style-name="Table9.A4" office:value-type="string">
            <text:p text:style-name="P29"><text:span text:style-name="Source_20_Text">DP_PROTO_FRAME_END <text:s text:c="9"/></text:span></text:p>
          </table:table-cell>
          <table:table-cell table:style-name="Table9.B4" office:value-type="string">
            <text:p text:style-name="P35">Frame end marker (<text:span text:style-name="Source_20_Text">‘:’</text:span>)</text:p>
          </table:table-cell>
        </table:table-row>
        <table:table-row>
          <table:table-cell table:style-name="Table9.A5" office:value-type="string">
            <text:p text:style-name="P29"><text:span text:style-name="Source_20_Text">DP_PROTO_ALL_OPCODES <text:s text:c="9"/></text:span></text:p>
          </table:table-cell>
          <table:table-cell table:style-name="Table9.B5" office:value-type="string">
            <text:p text:style-name="P35">Character string containing all valid opcodes.</text:p>
          </table:table-cell>
        </table:table-row>
        <table:table-row>
          <table:table-cell table:style-name="Table9.A6" office:value-type="string">
            <text:p text:style-name="P30"><text:span text:style-name="Source_20_Text">DP_OPCODE_</text:span><text:span text:style-name="Source_20_Text"><text:span text:style-name="T32">ACK<text:line-break/>DP_OPCODE_NACK</text:span></text:span></text:p>
            <text:p text:style-name="P30"><text:span text:style-name="Source_20_Text">DP_OPCODE_HOMING</text:span></text:p>
            <text:p text:style-name="P30"><text:span text:style-name="Source_20_Text">DP_OPCODE_STATUS</text:span></text:p>
            <text:p text:style-name="P30"><text:span text:style-name="Source_20_Text">DP_OPCODE_MOVE</text:span></text:p>
            <text:p text:style-name="P30"><text:span text:style-name="Source_20_Text">DP_OPCODE_CANCEL</text:span></text:p>
            <text:p text:style-name="P30"><text:soft-page-break/><text:span text:style-name="Source_20_Text">DP_OPCODE_HOMING_REPL</text:span></text:p>
            <text:p text:style-name="P30"><text:span text:style-name="Source_20_Text">DP_OPCODE_STATUS_REPL</text:span></text:p>
            <text:p text:style-name="P30"><text:span text:style-name="Source_20_Text">DP_OPCODE_MOVE_REPL <text:s/></text:span></text:p>
            <text:p text:style-name="P30"><text:span text:style-name="Source_20_Text">DP_OPCODE_GENERAL_ERR</text:span></text:p>
          </table:table-cell>
          <table:table-cell table:style-name="Table9.B6" office:value-type="string">
            <text:p text:style-name="P36">Defines for every single opcode, for ease of use of the library.</text:p>
          </table:table-cell>
        </table:table-row>
      </table:table>
      <text:h text:style-name="P117" text:outline-level="2"><text:bookmark-start text:name="__RefHeading___Toc715_2558559164"/>Examples<text:bookmark-end text:name="__RefHeading___Toc715_2558559164"/></text:h>
      <text:p text:style-name="P62">The library includes two example programs, in the <text:span text:style-name="Source_20_Text">tests/</text:span> directory.</text:p>
      <text:list xml:id="list875569868" text:style-name="L10">
        <text:list-item>
          <text:p text:style-name="P99"><text:span text:style-name="Source_20_Text">“cross_comm.cpp”</text:span> → instantiates several library structures and sends messages back and forth, testing the main functionality in thre process.</text:p>
        </text:list-item>
        <text:list-item>
          <text:p text:style-name="P99"><text:span text:style-name="Source_20_Text">“send_opcode.cpp”</text:span> → sends a simple ACKNOWLEDGE message on the serial port, to test basic communication fun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oto Mono" svg:font-family="'Noto Mono'" style:font-adornments="Bold"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1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1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de" style:family="paragraph" style:parent-style-name="Text_20_body">
      <style:text-properties officeooo:rsid="001b511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Mono" fo:font-family="'Noto Mono'" style:font-style-name="Bold" style:font-pitch="fixed" fo:font-size="10.5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ListLabel_20_1" style:display-name="ListLabel 1" style:family="text">
      <style:text-properties style:font-name="Liberation Serif" fo:font-family="'Liberation Serif'" style:font-family-generic="roman" style:font-pitch="variable"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margin-left="1.905cm"/>
        </style:list-level-properties>
      </text:list-level-style-number>
      <text:list-level-style-number text:level="3" style:num-format="">
        <style:list-level-properties text:list-level-position-and-space-mode="label-alignment">
          <style:list-level-label-alignment text:label-followed-by="nothing"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MP1" style:family="paragraph" style:parent-style-name="Standard">
      <style:text-properties style:font-name="Liberation Sans" fo:language="en" fo:country="US" fo:font-weight="normal" officeooo:paragraph-rsid="00020a9f" style:font-weight-asian="normal" style:font-weight-complex="normal"/>
    </style:style>
    <style:style style:name="MP2" style:family="paragraph" style:parent-style-name="Table_20_Contents">
      <style:paragraph-properties fo:text-align="end" style:justify-single-word="false"/>
      <style:text-properties style:font-name="Liberation Sans" fo:language="en" fo:country="US" fo:font-weight="normal" officeooo:rsid="00020a9f" officeooo:paragraph-rsid="00020a9f" style:font-weight-asian="normal" style:font-weight-complex="normal"/>
    </style:style>
    <style:style style:name="MP3" style:family="paragraph" style:parent-style-name="Standard">
      <style:text-properties fo:language="en" fo:country="US"/>
    </style:style>
    <style:style style:name="MP4" style:family="paragraph" style:parent-style-name="Header">
      <style:text-properties fo:language="en" fo:country="US"/>
    </style:style>
    <style:style style:name="MT1" style:family="text">
      <style:text-properties officeooo:rsid="00020a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table-cell office:value-type="string">
              <text:p text:style-name="MP1">deltarobot<text:span text:style-name="MT1"> Message Format – spec</text:span> <text:span text:style-name="MT1">v</text:span><text:user-field-get text:name="Revision">1.0</text:user-field-get></text:p>
            </table:table-cell>
            <table:table-cell office:value-type="string">
              <text:p text:style-name="MP2">Page <text:page-number text:select-page="current">8</text:page-number><text:s/>of <text:page-count>11</text:page-count></text:p>
            </table:table-cell>
          </table:table-row>
        </table:table>
        <text:p text:style-name="MP3"/>
      </style:header>
      <style:header-first>
        <text:p text:style-name="MP4"/>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9:01:46.149519787</meta:creation-date>
    <meta:generator>LibreOffice/5.4.3.2$Linux_X86_64 LibreOffice_project/92a7159f7e4af62137622921e809f8546db437e5</meta:generator>
    <dc:date>2018-07-16T14:23:08.016229931</dc:date>
    <meta:editing-duration>P4DT3H28M27S</meta:editing-duration>
    <meta:editing-cycles>27</meta:editing-cycles>
    <meta:document-statistic meta:table-count="12" meta:image-count="0" meta:object-count="0" meta:page-count="11" meta:paragraph-count="307" meta:word-count="2388" meta:character-count="14669" meta:non-whitespace-character-count="12446"/>
  </office:meta>
</office:document-meta>
</file>